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5335in"/>
    </style:style>
    <style:style style:name="co8" style:family="table-column">
      <style:table-column-properties fo:break-before="auto" style:column-width="0.7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op_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6" table:default-cell-style-name="ce2"/>
        <table:table-row table:style-name="ro1">
          <table:table-cell office:value-type="string" calcext:value-type="string">
            <table:cell-range-source table:name="CSV_all" xlink:type="simple" xlink:href="../pop_join.csv" table:filter-name="Text - txt - csv (StarCalc)" table:filter-options="9/59/44,34,76,1,,0,false,false,true,false,false" table:last-column-spanned="8" table:last-row-spanned="79" table:refresh-delay="PT00H01M00S"/>
            <text:p>Country</text:p>
          </table:table-cell>
          <table:table-cell office:value-type="string" calcext:value-type="string">
            <text:p>Year_201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Recovered</text:p>
          </table:table-cell>
          <table:table-cell table:style-name="Default" office:value-type="string" calcext:value-type="string">
            <text:p>Case PerCapita</text:p>
          </table:table-cell>
          <table:table-cell table:style-name="Default" office:value-type="string" calcext:value-type="string">
            <text:p>Death PerCapita</text:p>
          </table:table-cell>
          <table:table-cell table:style-name="Default" office:value-type="string" calcext:value-type="string">
            <text:p>Serious PerCapita</text:p>
          </table:table-cell>
          <table:table-cell table:style-name="Default" office:value-type="string" calcext:value-type="string">
            <text:p>Critical PerCapita</text:p>
          </table:table-cell>
          <table:table-cell table:style-name="Default" office:value-type="string" calcext:value-type="string">
            <text:p>Recovered PerCapita</text:p>
          </table:table-cell>
          <table:table-cell table:style-name="Default" office:value-type="string" calcext:value-type="string">
            <text:p>Death/Recovered</text:p>
          </table:table-cell>
          <table:table-cell table:style-name="Default" office:value-type="string" calcext:value-type="string">
            <text:p>D/(D+R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4656032" calcext:value-type="float">
            <text:p>3465603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]/[.B2])" office:value-type="float" office:value="0.0000000288550056740483" calcext:value-type="float">
            <text:p>00.00000003</text:p>
          </table:table-cell>
          <table:table-cell table:formula="of:=([.E2]/[.B2])" office:value-type="float" office:value="0" calcext:value-type="float">
            <text:p>00.00000000</text:p>
          </table:table-cell>
          <table:table-cell table:formula="of:=([.F2]/[.B2])" office:value-type="float" office:value="0" calcext:value-type="float">
            <text:p>00.00000000</text:p>
          </table:table-cell>
          <table:table-cell table:formula="of:=([.G2]/[.B2])" office:value-type="float" office:value="0" calcext:value-type="float">
            <text:p>00.00000000</text:p>
          </table:table-cell>
          <table:table-cell table:formula="of:=([.H2]/[.B2])" office:value-type="float" office:value="0" calcext:value-type="float">
            <text:p>00.00000000</text:p>
          </table:table-cell>
          <table:table-cell table:formula="of:=([.E2]/[.H2])" office:value-type="string" office:string-value="" calcext:value-type="error">
            <text:p>#DIV/0!</text:p>
          </table:table-cell>
          <table:table-cell table:formula="of:=([.E2]/([.E2]+[.H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81" calcext:value-type="float">
            <text:p>7728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]/[.B3])" office:value-type="float" office:value="0.0000129397911517708" calcext:value-type="float">
            <text:p>00.00001294</text:p>
          </table:table-cell>
          <table:table-cell table:formula="of:=([.E3]/[.B3])" office:value-type="float" office:value="0" calcext:value-type="float">
            <text:p>00.00000000</text:p>
          </table:table-cell>
          <table:table-cell table:formula="of:=([.F3]/[.B3])" office:value-type="float" office:value="0" calcext:value-type="float">
            <text:p>00.00000000</text:p>
          </table:table-cell>
          <table:table-cell table:formula="of:=([.G3]/[.B3])" office:value-type="float" office:value="0" calcext:value-type="float">
            <text:p>00.00000000</text:p>
          </table:table-cell>
          <table:table-cell table:formula="of:=([.H3]/[.B3])" office:value-type="float" office:value="0" calcext:value-type="float">
            <text:p>00.00000000</text:p>
          </table:table-cell>
          <table:table-cell table:formula="of:=([.E3]/[.H3])" office:value-type="string" office:string-value="" calcext:value-type="error">
            <text:p>#DIV/0!</text:p>
          </table:table-cell>
          <table:table-cell table:formula="of:=([.E3]/([.E3]+[.H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847430" calcext:value-type="float">
            <text:p>4384743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]/[.B4])" office:value-type="float" office:value="0.0000000228063537589318" calcext:value-type="float">
            <text:p>00.00000002</text:p>
          </table:table-cell>
          <table:table-cell table:formula="of:=([.E4]/[.B4])" office:value-type="float" office:value="0" calcext:value-type="float">
            <text:p>00.00000000</text:p>
          </table:table-cell>
          <table:table-cell table:formula="of:=([.F4]/[.B4])" office:value-type="float" office:value="0" calcext:value-type="float">
            <text:p>00.00000000</text:p>
          </table:table-cell>
          <table:table-cell table:formula="of:=([.G4]/[.B4])" office:value-type="float" office:value="0" calcext:value-type="float">
            <text:p>00.00000000</text:p>
          </table:table-cell>
          <table:table-cell table:formula="of:=([.H4]/[.B4])" office:value-type="float" office:value="0" calcext:value-type="float">
            <text:p>00.00000000</text:p>
          </table:table-cell>
          <table:table-cell table:formula="of:=([.E4]/[.H4])" office:value-type="string" office:string-value="" calcext:value-type="error">
            <text:p>#DIV/0!</text:p>
          </table:table-cell>
          <table:table-cell table:formula="of:=([.E4]/([.E4]+[.H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24816" calcext:value-type="float">
            <text:p>29248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]/[.B5])" office:value-type="float" office:value="0.000000341901849552245" calcext:value-type="float">
            <text:p>00.00000034</text:p>
          </table:table-cell>
          <table:table-cell table:formula="of:=([.E5]/[.B5])" office:value-type="float" office:value="0" calcext:value-type="float">
            <text:p>00.00000000</text:p>
          </table:table-cell>
          <table:table-cell table:formula="of:=([.F5]/[.B5])" office:value-type="float" office:value="0" calcext:value-type="float">
            <text:p>00.00000000</text:p>
          </table:table-cell>
          <table:table-cell table:formula="of:=([.G5]/[.B5])" office:value-type="float" office:value="0" calcext:value-type="float">
            <text:p>00.00000000</text:p>
          </table:table-cell>
          <table:table-cell table:formula="of:=([.H5]/[.B5])" office:value-type="float" office:value="0" calcext:value-type="float">
            <text:p>00.00000000</text:p>
          </table:table-cell>
          <table:table-cell table:formula="of:=([.E5]/[.H5])" office:value-type="string" office:string-value="" calcext:value-type="error">
            <text:p>#DIV/0!</text:p>
          </table:table-cell>
          <table:table-cell table:formula="of:=([.E5]/([.E5]+[.H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4127159" calcext:value-type="float">
            <text:p>24127159</text:p>
          </table:table-cell>
          <table:table-cell office:value-type="string" calcext:value-type="string">
            <text:p>outsid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D6]/[.B6])" office:value-type="float" office:value="0.00000248682408069678" calcext:value-type="float">
            <text:p>00.00000249</text:p>
          </table:table-cell>
          <table:table-cell table:formula="of:=([.E6]/[.B6])" office:value-type="float" office:value="0.0000000828941360232259" calcext:value-type="float">
            <text:p>00.00000008</text:p>
          </table:table-cell>
          <table:table-cell table:formula="of:=([.F6]/[.B6])" office:value-type="float" office:value="0" calcext:value-type="float">
            <text:p>00.00000000</text:p>
          </table:table-cell>
          <table:table-cell table:formula="of:=([.G6]/[.B6])" office:value-type="float" office:value="0" calcext:value-type="float">
            <text:p>00.00000000</text:p>
          </table:table-cell>
          <table:table-cell table:formula="of:=([.H6]/[.B6])" office:value-type="float" office:value="0.000000911835496255485" calcext:value-type="float">
            <text:p>00.00000091</text:p>
          </table:table-cell>
          <table:table-cell table:formula="of:=([.E6]/[.H6])" office:value-type="float" office:value="0.0909090909090909" calcext:value-type="float">
            <text:p>00.09090909</text:p>
          </table:table-cell>
          <table:table-cell table:formula="of:=([.E6]/([.E6]+[.H6]))" office:value-type="float" office:value="0.0833333333333333" calcext:value-type="float">
            <text:p>00.0833333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747358" calcext:value-type="float">
            <text:p>8747358</text:p>
          </table:table-cell>
          <table:table-cell office:value-type="string" calcext:value-type="string">
            <text:p>outsid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]/[.B7])" office:value-type="float" office:value="0.00000422984860114334" calcext:value-type="float">
            <text:p>00.00000423</text:p>
          </table:table-cell>
          <table:table-cell table:formula="of:=([.E7]/[.B7])" office:value-type="float" office:value="0" calcext:value-type="float">
            <text:p>00.00000000</text:p>
          </table:table-cell>
          <table:table-cell table:formula="of:=([.F7]/[.B7])" office:value-type="float" office:value="0" calcext:value-type="float">
            <text:p>00.00000000</text:p>
          </table:table-cell>
          <table:table-cell table:formula="of:=([.G7]/[.B7])" office:value-type="float" office:value="0" calcext:value-type="float">
            <text:p>00.00000000</text:p>
          </table:table-cell>
          <table:table-cell table:formula="of:=([.H7]/[.B7])" office:value-type="float" office:value="0" calcext:value-type="float">
            <text:p>00.00000000</text:p>
          </table:table-cell>
          <table:table-cell table:formula="of:=([.E7]/[.H7])" office:value-type="string" office:string-value="" calcext:value-type="error">
            <text:p>#DIV/0!</text:p>
          </table:table-cell>
          <table:table-cell table:formula="of:=([.E7]/([.E7]+[.H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762274" calcext:value-type="float">
            <text:p>9762274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8]/[.B8])" office:value-type="float" office:value="0.000000614610899058969" calcext:value-type="float">
            <text:p>00.00000061</text:p>
          </table:table-cell>
          <table:table-cell table:formula="of:=([.E8]/[.B8])" office:value-type="float" office:value="0" calcext:value-type="float">
            <text:p>00.00000000</text:p>
          </table:table-cell>
          <table:table-cell table:formula="of:=([.F8]/[.B8])" office:value-type="float" office:value="0" calcext:value-type="float">
            <text:p>00.00000000</text:p>
          </table:table-cell>
          <table:table-cell table:formula="of:=([.G8]/[.B8])" office:value-type="float" office:value="0" calcext:value-type="float">
            <text:p>00.00000000</text:p>
          </table:table-cell>
          <table:table-cell table:formula="of:=([.H8]/[.B8])" office:value-type="float" office:value="0" calcext:value-type="float">
            <text:p>00.00000000</text:p>
          </table:table-cell>
          <table:table-cell table:formula="of:=([.E8]/[.H8])" office:value-type="string" office:string-value="" calcext:value-type="error">
            <text:p>#DIV/0!</text:p>
          </table:table-cell>
          <table:table-cell table:formula="of:=([.E8]/([.E8]+[.H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348159" calcext:value-type="float">
            <text:p>11348159</text:p>
          </table:table-cell>
          <table:table-cell office:value-type="string" calcext:value-type="string">
            <text:p>outsid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9]/[.B9])" office:value-type="float" office:value="0.00000440600100862175" calcext:value-type="float">
            <text:p>00.00000441</text:p>
          </table:table-cell>
          <table:table-cell table:formula="of:=([.E9]/[.B9])" office:value-type="float" office:value="0" calcext:value-type="float">
            <text:p>00.00000000</text:p>
          </table:table-cell>
          <table:table-cell table:formula="of:=([.F9]/[.B9])" office:value-type="float" office:value="0.000000088120020172435" calcext:value-type="float">
            <text:p>00.00000009</text:p>
          </table:table-cell>
          <table:table-cell table:formula="of:=([.G9]/[.B9])" office:value-type="float" office:value="0" calcext:value-type="float">
            <text:p>00.00000000</text:p>
          </table:table-cell>
          <table:table-cell table:formula="of:=([.H9]/[.B9])" office:value-type="float" office:value="0.000000088120020172435" calcext:value-type="float">
            <text:p>00.00000009</text:p>
          </table:table-cell>
          <table:table-cell table:formula="of:=([.E9]/[.H9])" office:value-type="float" office:value="0" calcext:value-type="float">
            <text:p>00.00000000</text:p>
          </table:table-cell>
          <table:table-cell table:formula="of:=([.E9]/([.E9]+[.H9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25171" calcext:value-type="float">
            <text:p>1425171</text:p>
          </table:table-cell>
          <table:table-cell office:value-type="string" calcext:value-type="string">
            <text:p>outsid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10]/[.B10])" office:value-type="float" office:value="0.0000343818390915897" calcext:value-type="float">
            <text:p>00.00003438</text:p>
          </table:table-cell>
          <table:table-cell table:formula="of:=([.E10]/[.B10])" office:value-type="float" office:value="0" calcext:value-type="float">
            <text:p>00.00000000</text:p>
          </table:table-cell>
          <table:table-cell table:formula="of:=([.F10]/[.B10])" office:value-type="float" office:value="0" calcext:value-type="float">
            <text:p>00.00000000</text:p>
          </table:table-cell>
          <table:table-cell table:formula="of:=([.G10]/[.B10])" office:value-type="float" office:value="0" calcext:value-type="float">
            <text:p>00.00000000</text:p>
          </table:table-cell>
          <table:table-cell table:formula="of:=([.H10]/[.B10])" office:value-type="float" office:value="0.000000701670185542647" calcext:value-type="float">
            <text:p>00.00000070</text:p>
          </table:table-cell>
          <table:table-cell table:formula="of:=([.E10]/[.H10])" office:value-type="float" office:value="0" calcext:value-type="float">
            <text:p>00.00000000</text:p>
          </table:table-cell>
          <table:table-cell table:formula="of:=([.E10]/([.E10]+[.H10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507120" calcext:value-type="float">
            <text:p>9507120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1]/[.B11])" office:value-type="float" office:value="0.000000631105950066897" calcext:value-type="float">
            <text:p>00.00000063</text:p>
          </table:table-cell>
          <table:table-cell table:formula="of:=([.E11]/[.B11])" office:value-type="float" office:value="0" calcext:value-type="float">
            <text:p>00.00000000</text:p>
          </table:table-cell>
          <table:table-cell table:formula="of:=([.F11]/[.B11])" office:value-type="float" office:value="0" calcext:value-type="float">
            <text:p>00.00000000</text:p>
          </table:table-cell>
          <table:table-cell table:formula="of:=([.G11]/[.B11])" office:value-type="float" office:value="0" calcext:value-type="float">
            <text:p>00.00000000</text:p>
          </table:table-cell>
          <table:table-cell table:formula="of:=([.H11]/[.B11])" office:value-type="float" office:value="0" calcext:value-type="float">
            <text:p>00.00000000</text:p>
          </table:table-cell>
          <table:table-cell table:formula="of:=([.E11]/[.H11])" office:value-type="string" office:string-value="" calcext:value-type="error">
            <text:p>#DIV/0!</text:p>
          </table:table-cell>
          <table:table-cell table:formula="of:=([.E11]/([.E11]+[.H1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7652865" calcext:value-type="float">
            <text:p>207652865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2]/[.B12])" office:value-type="float" office:value="0.0000000385258349312927" calcext:value-type="float">
            <text:p>00.00000004</text:p>
          </table:table-cell>
          <table:table-cell table:formula="of:=([.E12]/[.B12])" office:value-type="float" office:value="0" calcext:value-type="float">
            <text:p>00.00000000</text:p>
          </table:table-cell>
          <table:table-cell table:formula="of:=([.F12]/[.B12])" office:value-type="float" office:value="0" calcext:value-type="float">
            <text:p>00.00000000</text:p>
          </table:table-cell>
          <table:table-cell table:formula="of:=([.G12]/[.B12])" office:value-type="float" office:value="0" calcext:value-type="float">
            <text:p>00.00000000</text:p>
          </table:table-cell>
          <table:table-cell table:formula="of:=([.H12]/[.B12])" office:value-type="float" office:value="0" calcext:value-type="float">
            <text:p>00.00000000</text:p>
          </table:table-cell>
          <table:table-cell table:formula="of:=([.E12]/[.H12])" office:value-type="string" office:string-value="" calcext:value-type="error">
            <text:p>#DIV/0!</text:p>
          </table:table-cell>
          <table:table-cell table:formula="of:=([.E12]/([.E12]+[.H1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286425" calcext:value-type="float">
            <text:p>36286425</text:p>
          </table:table-cell>
          <table:table-cell office:value-type="string" calcext:value-type="string">
            <text:p>outsid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D13]/[.B13])" office:value-type="float" office:value="0.00000126769170564474" calcext:value-type="float">
            <text:p>00.00000127</text:p>
          </table:table-cell>
          <table:table-cell table:formula="of:=([.E13]/[.B13])" office:value-type="float" office:value="0" calcext:value-type="float">
            <text:p>00.00000000</text:p>
          </table:table-cell>
          <table:table-cell table:formula="of:=([.F13]/[.B13])" office:value-type="float" office:value="0" calcext:value-type="float">
            <text:p>00.00000000</text:p>
          </table:table-cell>
          <table:table-cell table:formula="of:=([.G13]/[.B13])" office:value-type="float" office:value="0.0000000275585153401031" calcext:value-type="float">
            <text:p>00.00000003</text:p>
          </table:table-cell>
          <table:table-cell table:formula="of:=([.H13]/[.B13])" office:value-type="float" office:value="0.0000000826755460203092" calcext:value-type="float">
            <text:p>00.00000008</text:p>
          </table:table-cell>
          <table:table-cell table:formula="of:=([.E13]/[.H13])" office:value-type="float" office:value="0" calcext:value-type="float">
            <text:p>00.00000000</text:p>
          </table:table-cell>
          <table:table-cell table:formula="of:=([.E13]/([.E13]+[.H13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372098" calcext:value-type="float">
            <text:p>8372098</text:p>
          </table:table-cell>
          <table:table-cell office:value-type="string" calcext:value-type="string">
            <text:p>outsid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14]/[.B14])" office:value-type="float" office:value="0.00000955554987531202" calcext:value-type="float">
            <text:p>00.00000956</text:p>
          </table:table-cell>
          <table:table-cell table:formula="of:=([.E14]/[.B14])" office:value-type="float" office:value="0.0000001194443734414" calcext:value-type="float">
            <text:p>00.00000012</text:p>
          </table:table-cell>
          <table:table-cell table:formula="of:=([.F14]/[.B14])" office:value-type="float" office:value="0" calcext:value-type="float">
            <text:p>00.00000000</text:p>
          </table:table-cell>
          <table:table-cell table:formula="of:=([.G14]/[.B14])" office:value-type="float" office:value="0" calcext:value-type="float">
            <text:p>00.00000000</text:p>
          </table:table-cell>
          <table:table-cell table:formula="of:=([.H14]/[.B14])" office:value-type="float" office:value="0" calcext:value-type="float">
            <text:p>00.00000000</text:p>
          </table:table-cell>
          <table:table-cell table:formula="of:=([.E14]/[.H14])" office:value-type="string" office:string-value="" calcext:value-type="error">
            <text:p>#DIV/0!</text:p>
          </table:table-cell>
          <table:table-cell table:formula="of:=([.E14]/([.E14]+[.H14])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909754" calcext:value-type="float">
            <text:p>17909754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5]/[.B15])" office:value-type="float" office:value="0.000000167506488363827" calcext:value-type="float">
            <text:p>00.00000017</text:p>
          </table:table-cell>
          <table:table-cell table:formula="of:=([.E15]/[.B15])" office:value-type="float" office:value="0" calcext:value-type="float">
            <text:p>00.00000000</text:p>
          </table:table-cell>
          <table:table-cell table:formula="of:=([.F15]/[.B15])" office:value-type="float" office:value="0" calcext:value-type="float">
            <text:p>00.00000000</text:p>
          </table:table-cell>
          <table:table-cell table:formula="of:=([.G15]/[.B15])" office:value-type="float" office:value="0" calcext:value-type="float">
            <text:p>00.00000000</text:p>
          </table:table-cell>
          <table:table-cell table:formula="of:=([.H15]/[.B15])" office:value-type="float" office:value="0" calcext:value-type="float">
            <text:p>00.00000000</text:p>
          </table:table-cell>
          <table:table-cell table:formula="of:=([.E15]/[.H15])" office:value-type="string" office:string-value="" calcext:value-type="error">
            <text:p>#DIV/0!</text:p>
          </table:table-cell>
          <table:table-cell table:formula="of:=([.E15]/([.E15]+[.H1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561633" calcext:value-type="float">
            <text:p>10561633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/[.B16])" office:value-type="float" office:value="0.000000757458624059367" calcext:value-type="float">
            <text:p>00.00000076</text:p>
          </table:table-cell>
          <table:table-cell table:formula="of:=([.E16]/[.B16])" office:value-type="float" office:value="0" calcext:value-type="float">
            <text:p>00.00000000</text:p>
          </table:table-cell>
          <table:table-cell table:formula="of:=([.F16]/[.B16])" office:value-type="float" office:value="0" calcext:value-type="float">
            <text:p>00.00000000</text:p>
          </table:table-cell>
          <table:table-cell table:formula="of:=([.G16]/[.B16])" office:value-type="float" office:value="0" calcext:value-type="float">
            <text:p>00.00000000</text:p>
          </table:table-cell>
          <table:table-cell table:formula="of:=([.H16]/[.B16])" office:value-type="float" office:value="0" calcext:value-type="float">
            <text:p>00.00000000</text:p>
          </table:table-cell>
          <table:table-cell table:formula="of:=([.E16]/[.H16])" office:value-type="string" office:string-value="" calcext:value-type="error">
            <text:p>#DIV/0!</text:p>
          </table:table-cell>
          <table:table-cell table:formula="of:=([.E16]/([.E16]+[.H1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667685" calcext:value-type="float">
            <text:p>82667685</text:p>
          </table:table-cell>
          <table:table-cell office:value-type="string" calcext:value-type="string">
            <text:p>outside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[.D17]/[.B17])" office:value-type="float" office:value="0.00000483865007227431" calcext:value-type="float">
            <text:p>00.00000484</text:p>
          </table:table-cell>
          <table:table-cell table:formula="of:=([.E17]/[.B17])" office:value-type="float" office:value="0" calcext:value-type="float">
            <text:p>00.00000000</text:p>
          </table:table-cell>
          <table:table-cell table:formula="of:=([.F17]/[.B17])" office:value-type="float" office:value="0" calcext:value-type="float">
            <text:p>00.00000000</text:p>
          </table:table-cell>
          <table:table-cell table:formula="of:=([.G17]/[.B17])" office:value-type="float" office:value="0.0000000241932503613716" calcext:value-type="float">
            <text:p>00.00000002</text:p>
          </table:table-cell>
          <table:table-cell table:formula="of:=([.H17]/[.B17])" office:value-type="float" office:value="0.000000205642628071658" calcext:value-type="float">
            <text:p>00.00000021</text:p>
          </table:table-cell>
          <table:table-cell table:formula="of:=([.E17]/[.H17])" office:value-type="float" office:value="0" calcext:value-type="float">
            <text:p>00.00000000</text:p>
          </table:table-cell>
          <table:table-cell table:formula="of:=([.E17]/([.E17]+[.H17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31118" calcext:value-type="float">
            <text:p>5731118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8]/[.B18])" office:value-type="float" office:value="0.00000261729037859629" calcext:value-type="float">
            <text:p>00.00000262</text:p>
          </table:table-cell>
          <table:table-cell table:formula="of:=([.E18]/[.B18])" office:value-type="float" office:value="0" calcext:value-type="float">
            <text:p>00.00000000</text:p>
          </table:table-cell>
          <table:table-cell table:formula="of:=([.F18]/[.B18])" office:value-type="float" office:value="0" calcext:value-type="float">
            <text:p>00.00000000</text:p>
          </table:table-cell>
          <table:table-cell table:formula="of:=([.G18]/[.B18])" office:value-type="float" office:value="0" calcext:value-type="float">
            <text:p>00.00000000</text:p>
          </table:table-cell>
          <table:table-cell table:formula="of:=([.H18]/[.B18])" office:value-type="float" office:value="0" calcext:value-type="float">
            <text:p>00.00000000</text:p>
          </table:table-cell>
          <table:table-cell table:formula="of:=([.E18]/[.H18])" office:value-type="string" office:string-value="" calcext:value-type="error">
            <text:p>#DIV/0!</text:p>
          </table:table-cell>
          <table:table-cell table:formula="of:=([.E18]/([.E18]+[.H1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648791" calcext:value-type="float">
            <text:p>1064879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9]/[.B19])" office:value-type="float" office:value="0.0000000939073740859408" calcext:value-type="float">
            <text:p>00.00000009</text:p>
          </table:table-cell>
          <table:table-cell table:formula="of:=([.E19]/[.B19])" office:value-type="float" office:value="0" calcext:value-type="float">
            <text:p>00.00000000</text:p>
          </table:table-cell>
          <table:table-cell table:formula="of:=([.F19]/[.B19])" office:value-type="float" office:value="0" calcext:value-type="float">
            <text:p>00.00000000</text:p>
          </table:table-cell>
          <table:table-cell table:formula="of:=([.G19]/[.B19])" office:value-type="float" office:value="0" calcext:value-type="float">
            <text:p>00.00000000</text:p>
          </table:table-cell>
          <table:table-cell table:formula="of:=([.H19]/[.B19])" office:value-type="float" office:value="0" calcext:value-type="float">
            <text:p>00.00000000</text:p>
          </table:table-cell>
          <table:table-cell table:formula="of:=([.E19]/[.H19])" office:value-type="string" office:string-value="" calcext:value-type="error">
            <text:p>#DIV/0!</text:p>
          </table:table-cell>
          <table:table-cell table:formula="of:=([.E19]/([.E19]+[.H1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0606052" calcext:value-type="float">
            <text:p>40606052</text:p>
          </table:table-cell>
          <table:table-cell office:value-type="string" calcext:value-type="string">
            <text:p>outsid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0]/[.B20])" office:value-type="float" office:value="0.000000418656805148159" calcext:value-type="float">
            <text:p>00.00000042</text:p>
          </table:table-cell>
          <table:table-cell table:formula="of:=([.E20]/[.B20])" office:value-type="float" office:value="0" calcext:value-type="float">
            <text:p>00.00000000</text:p>
          </table:table-cell>
          <table:table-cell table:formula="of:=([.F20]/[.B20])" office:value-type="float" office:value="0" calcext:value-type="float">
            <text:p>00.00000000</text:p>
          </table:table-cell>
          <table:table-cell table:formula="of:=([.G20]/[.B20])" office:value-type="float" office:value="0" calcext:value-type="float">
            <text:p>00.00000000</text:p>
          </table:table-cell>
          <table:table-cell table:formula="of:=([.H20]/[.B20])" office:value-type="float" office:value="0" calcext:value-type="float">
            <text:p>00.00000000</text:p>
          </table:table-cell>
          <table:table-cell table:formula="of:=([.E20]/[.H20])" office:value-type="string" office:string-value="" calcext:value-type="error">
            <text:p>#DIV/0!</text:p>
          </table:table-cell>
          <table:table-cell table:formula="of:=([.E20]/([.E20]+[.H2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6385068" calcext:value-type="float">
            <text:p>16385068</text:p>
          </table:table-cell>
          <table:table-cell office:value-type="string" calcext:value-type="string">
            <text:p>outsid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D21]/[.B21])" office:value-type="float" office:value="0.000000793405312690799" calcext:value-type="float">
            <text:p>00.00000079</text:p>
          </table:table-cell>
          <table:table-cell table:formula="of:=([.E21]/[.B21])" office:value-type="float" office:value="0" calcext:value-type="float">
            <text:p>00.00000000</text:p>
          </table:table-cell>
          <table:table-cell table:formula="of:=([.F21]/[.B21])" office:value-type="float" office:value="0" calcext:value-type="float">
            <text:p>00.00000000</text:p>
          </table:table-cell>
          <table:table-cell table:formula="of:=([.G21]/[.B21])" office:value-type="float" office:value="0.0000000610311778992922" calcext:value-type="float">
            <text:p>00.00000006</text:p>
          </table:table-cell>
          <table:table-cell table:formula="of:=([.H21]/[.B21])" office:value-type="float" office:value="0" calcext:value-type="float">
            <text:p>00.00000000</text:p>
          </table:table-cell>
          <table:table-cell table:formula="of:=([.E21]/[.H21])" office:value-type="string" office:string-value="" calcext:value-type="error">
            <text:p>#DIV/0!</text:p>
          </table:table-cell>
          <table:table-cell table:formula="of:=([.E21]/([.E21]+[.H2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5688681" calcext:value-type="float">
            <text:p>95688681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2]/[.B22])" office:value-type="float" office:value="0.0000000313516705283042" calcext:value-type="float">
            <text:p>00.00000003</text:p>
          </table:table-cell>
          <table:table-cell table:formula="of:=([.E22]/[.B22])" office:value-type="float" office:value="0" calcext:value-type="float">
            <text:p>00.00000000</text:p>
          </table:table-cell>
          <table:table-cell table:formula="of:=([.F22]/[.B22])" office:value-type="float" office:value="0" calcext:value-type="float">
            <text:p>00.00000000</text:p>
          </table:table-cell>
          <table:table-cell table:formula="of:=([.G22]/[.B22])" office:value-type="float" office:value="0" calcext:value-type="float">
            <text:p>00.00000000</text:p>
          </table:table-cell>
          <table:table-cell table:formula="of:=([.H22]/[.B22])" office:value-type="float" office:value="0.0000000104505568427681" calcext:value-type="float">
            <text:p>00.00000001</text:p>
          </table:table-cell>
          <table:table-cell table:formula="of:=([.E22]/[.H22])" office:value-type="float" office:value="0" calcext:value-type="float">
            <text:p>00.00000000</text:p>
          </table:table-cell>
          <table:table-cell table:formula="of:=([.E22]/([.E22]+[.H22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443959" calcext:value-type="float">
            <text:p>46443959</text:p>
          </table:table-cell>
          <table:table-cell office:value-type="string" calcext:value-type="string">
            <text:p>outside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23]/[.B23])" office:value-type="float" office:value="0.00000533976873074063" calcext:value-type="float">
            <text:p>00.00000534</text:p>
          </table:table-cell>
          <table:table-cell table:formula="of:=([.E23]/[.B23])" office:value-type="float" office:value="0.0000000645939765815399" calcext:value-type="float">
            <text:p>00.00000006</text:p>
          </table:table-cell>
          <table:table-cell table:formula="of:=([.F23]/[.B23])" office:value-type="float" office:value="0.00000015071927869026" calcext:value-type="float">
            <text:p>00.00000015</text:p>
          </table:table-cell>
          <table:table-cell table:formula="of:=([.G23]/[.B23])" office:value-type="float" office:value="0" calcext:value-type="float">
            <text:p>00.00000000</text:p>
          </table:table-cell>
          <table:table-cell table:formula="of:=([.H23]/[.B23])" office:value-type="float" office:value="0.00000004306265105436" calcext:value-type="float">
            <text:p>00.00000004</text:p>
          </table:table-cell>
          <table:table-cell table:formula="of:=([.E23]/[.H23])" office:value-type="float" office:value="1.5" calcext:value-type="float">
            <text:p>01.50000000</text:p>
          </table:table-cell>
          <table:table-cell table:formula="of:=([.E23]/([.E23]+[.H23]))" office:value-type="float" office:value="0.6" calcext:value-type="float">
            <text:p>00.600000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16481" calcext:value-type="float">
            <text:p>1316481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4]/[.B24])" office:value-type="float" office:value="0.00000379800392105925" calcext:value-type="float">
            <text:p>00.00000380</text:p>
          </table:table-cell>
          <table:table-cell table:formula="of:=([.E24]/[.B24])" office:value-type="float" office:value="0" calcext:value-type="float">
            <text:p>00.00000000</text:p>
          </table:table-cell>
          <table:table-cell table:formula="of:=([.F24]/[.B24])" office:value-type="float" office:value="0" calcext:value-type="float">
            <text:p>00.00000000</text:p>
          </table:table-cell>
          <table:table-cell table:formula="of:=([.G24]/[.B24])" office:value-type="float" office:value="0" calcext:value-type="float">
            <text:p>00.00000000</text:p>
          </table:table-cell>
          <table:table-cell table:formula="of:=([.H24]/[.B24])" office:value-type="float" office:value="0" calcext:value-type="float">
            <text:p>00.00000000</text:p>
          </table:table-cell>
          <table:table-cell table:formula="of:=([.E24]/[.H24])" office:value-type="string" office:string-value="" calcext:value-type="error">
            <text:p>#DIV/0!</text:p>
          </table:table-cell>
          <table:table-cell table:formula="of:=([.E24]/([.E24]+[.H2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95096" calcext:value-type="float">
            <text:p>5495096</text:p>
          </table:table-cell>
          <table:table-cell office:value-type="string" calcext:value-type="string">
            <text:p>outsid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5]/[.B25])" office:value-type="float" office:value="0.00000218376530637499" calcext:value-type="float">
            <text:p>00.00000218</text:p>
          </table:table-cell>
          <table:table-cell table:formula="of:=([.E25]/[.B25])" office:value-type="float" office:value="0" calcext:value-type="float">
            <text:p>00.00000000</text:p>
          </table:table-cell>
          <table:table-cell table:formula="of:=([.F25]/[.B25])" office:value-type="float" office:value="0" calcext:value-type="float">
            <text:p>00.00000000</text:p>
          </table:table-cell>
          <table:table-cell table:formula="of:=([.G25]/[.B25])" office:value-type="float" office:value="0" calcext:value-type="float">
            <text:p>00.00000000</text:p>
          </table:table-cell>
          <table:table-cell table:formula="of:=([.H25]/[.B25])" office:value-type="float" office:value="0.000000181980442197916" calcext:value-type="float">
            <text:p>00.00000018</text:p>
          </table:table-cell>
          <table:table-cell table:formula="of:=([.E25]/[.H25])" office:value-type="float" office:value="0" calcext:value-type="float">
            <text:p>00.00000000</text:p>
          </table:table-cell>
          <table:table-cell table:formula="of:=([.E25]/([.E25]+[.H25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6896109" calcext:value-type="float">
            <text:p>66896109</text:p>
          </table:table-cell>
          <table:table-cell office:value-type="string" calcext:value-type="string">
            <text:p>outside</text:p>
          </table:table-cell>
          <table:table-cell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D26]/[.B26])" office:value-type="float" office:value="0.00000632323772373667" calcext:value-type="float">
            <text:p>00.00000632</text:p>
          </table:table-cell>
          <table:table-cell table:formula="of:=([.E26]/[.B26])" office:value-type="float" office:value="0.000000104639867768692" calcext:value-type="float">
            <text:p>00.00000010</text:p>
          </table:table-cell>
          <table:table-cell table:formula="of:=([.F26]/[.B26])" office:value-type="float" office:value="0.000000343816708382845" calcext:value-type="float">
            <text:p>00.00000034</text:p>
          </table:table-cell>
          <table:table-cell table:formula="of:=([.G26]/[.B26])" office:value-type="float" office:value="0" calcext:value-type="float">
            <text:p>00.00000000</text:p>
          </table:table-cell>
          <table:table-cell table:formula="of:=([.H26]/[.B26])" office:value-type="float" office:value="0.000000179382630460615" calcext:value-type="float">
            <text:p>00.00000018</text:p>
          </table:table-cell>
          <table:table-cell table:formula="of:=([.E26]/[.H26])" office:value-type="float" office:value="0.583333333333333" calcext:value-type="float">
            <text:p>00.58333333</text:p>
          </table:table-cell>
          <table:table-cell table:formula="of:=([.E26]/([.E26]+[.H26]))" office:value-type="float" office:value="0.368421052631579" calcext:value-type="float">
            <text:p>00.3684210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637239" calcext:value-type="float">
            <text:p>65637239</text:p>
          </table:table-cell>
          <table:table-cell office:value-type="string" calcext:value-type="string">
            <text:p>outsid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D27]/[.B27])" office:value-type="float" office:value="0.00000176728944981979" calcext:value-type="float">
            <text:p>00.00000177</text:p>
          </table:table-cell>
          <table:table-cell table:formula="of:=([.E27]/[.B27])" office:value-type="float" office:value="0.0000000152352538777568" calcext:value-type="float">
            <text:p>00.00000002</text:p>
          </table:table-cell>
          <table:table-cell table:formula="of:=([.F27]/[.B27])" office:value-type="float" office:value="0" calcext:value-type="float">
            <text:p>00.00000000</text:p>
          </table:table-cell>
          <table:table-cell table:formula="of:=([.G27]/[.B27])" office:value-type="float" office:value="0" calcext:value-type="float">
            <text:p>00.00000000</text:p>
          </table:table-cell>
          <table:table-cell table:formula="of:=([.H27]/[.B27])" office:value-type="float" office:value="0.000000121882031022054" calcext:value-type="float">
            <text:p>00.00000012</text:p>
          </table:table-cell>
          <table:table-cell table:formula="of:=([.E27]/[.H27])" office:value-type="float" office:value="0.125" calcext:value-type="float">
            <text:p>00.12500000</text:p>
          </table:table-cell>
          <table:table-cell table:formula="of:=([.E27]/([.E27]+[.H27]))" office:value-type="float" office:value="0.111111111111111" calcext:value-type="float">
            <text:p>00.1111111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719300" calcext:value-type="float">
            <text:p>3719300</text:p>
          </table:table-cell>
          <table:table-cell office:value-type="string" calcext:value-type="string">
            <text:p>outs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D28]/[.B28])" office:value-type="float" office:value="0.00000241981017933482" calcext:value-type="float">
            <text:p>00.00000242</text:p>
          </table:table-cell>
          <table:table-cell table:formula="of:=([.E28]/[.B28])" office:value-type="float" office:value="0" calcext:value-type="float">
            <text:p>00.00000000</text:p>
          </table:table-cell>
          <table:table-cell table:formula="of:=([.F28]/[.B28])" office:value-type="float" office:value="0.000000268867797703869" calcext:value-type="float">
            <text:p>00.00000027</text:p>
          </table:table-cell>
          <table:table-cell table:formula="of:=([.G28]/[.B28])" office:value-type="float" office:value="0" calcext:value-type="float">
            <text:p>00.00000000</text:p>
          </table:table-cell>
          <table:table-cell table:formula="of:=([.H28]/[.B28])" office:value-type="float" office:value="0" calcext:value-type="float">
            <text:p>00.00000000</text:p>
          </table:table-cell>
          <table:table-cell table:formula="of:=([.E28]/[.H28])" office:value-type="string" office:string-value="" calcext:value-type="error">
            <text:p>#DIV/0!</text:p>
          </table:table-cell>
          <table:table-cell table:formula="of:=([.E28]/([.E28]+[.H2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6740" calcext:value-type="float">
            <text:p>10746740</text:p>
          </table:table-cell>
          <table:table-cell office:value-type="string" calcext:value-type="string">
            <text:p>outsid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9]/[.B29])" office:value-type="float" office:value="0.00000288459570064969" calcext:value-type="float">
            <text:p>00.00000288</text:p>
          </table:table-cell>
          <table:table-cell table:formula="of:=([.E29]/[.B29])" office:value-type="float" office:value="0" calcext:value-type="float">
            <text:p>00.00000000</text:p>
          </table:table-cell>
          <table:table-cell table:formula="of:=([.F29]/[.B29])" office:value-type="float" office:value="0" calcext:value-type="float">
            <text:p>00.00000000</text:p>
          </table:table-cell>
          <table:table-cell table:formula="of:=([.G29]/[.B29])" office:value-type="float" office:value="0" calcext:value-type="float">
            <text:p>00.00000000</text:p>
          </table:table-cell>
          <table:table-cell table:formula="of:=([.H29]/[.B29])" office:value-type="float" office:value="0" calcext:value-type="float">
            <text:p>00.00000000</text:p>
          </table:table-cell>
          <table:table-cell table:formula="of:=([.E29]/[.H29])" office:value-type="string" office:string-value="" calcext:value-type="error">
            <text:p>#DIV/0!</text:p>
          </table:table-cell>
          <table:table-cell table:formula="of:=([.E29]/([.E29]+[.H2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346700" calcext:value-type="float">
            <text:p>7346700</text:p>
          </table:table-cell>
          <table:table-cell office:value-type="string" calcext:value-type="string">
            <text:p>outsid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D30]/[.B30])" office:value-type="float" office:value="0.0000142921311609294" calcext:value-type="float">
            <text:p>00.00001429</text:p>
          </table:table-cell>
          <table:table-cell table:formula="of:=([.E30]/[.B30])" office:value-type="float" office:value="0.000000272231069731989" calcext:value-type="float">
            <text:p>00.00000027</text:p>
          </table:table-cell>
          <table:table-cell table:formula="of:=([.F30]/[.B30])" office:value-type="float" office:value="0.000000272231069731989" calcext:value-type="float">
            <text:p>00.00000027</text:p>
          </table:table-cell>
          <table:table-cell table:formula="of:=([.G30]/[.B30])" office:value-type="float" office:value="0.000000544462139463977" calcext:value-type="float">
            <text:p>00.00000054</text:p>
          </table:table-cell>
          <table:table-cell table:formula="of:=([.H30]/[.B30])" office:value-type="float" office:value="0.00000490015925517579" calcext:value-type="float">
            <text:p>00.00000490</text:p>
          </table:table-cell>
          <table:table-cell table:formula="of:=([.E30]/[.H30])" office:value-type="float" office:value="0.0555555555555556" calcext:value-type="float">
            <text:p>00.05555556</text:p>
          </table:table-cell>
          <table:table-cell table:formula="of:=([.E30]/([.E30]+[.H30]))" office:value-type="float" office:value="0.0526315789473684" calcext:value-type="float">
            <text:p>00.0526315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70600" calcext:value-type="float">
            <text:p>4170600</text:p>
          </table:table-cell>
          <table:table-cell office:value-type="string" calcext:value-type="string">
            <text:p>outsid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1]/[.B31])" office:value-type="float" office:value="0.00000239773653670935" calcext:value-type="float">
            <text:p>00.00000240</text:p>
          </table:table-cell>
          <table:table-cell table:formula="of:=([.E31]/[.B31])" office:value-type="float" office:value="0" calcext:value-type="float">
            <text:p>00.00000000</text:p>
          </table:table-cell>
          <table:table-cell table:formula="of:=([.F31]/[.B31])" office:value-type="float" office:value="0" calcext:value-type="float">
            <text:p>00.00000000</text:p>
          </table:table-cell>
          <table:table-cell table:formula="of:=([.G31]/[.B31])" office:value-type="float" office:value="0" calcext:value-type="float">
            <text:p>00.00000000</text:p>
          </table:table-cell>
          <table:table-cell table:formula="of:=([.H31]/[.B31])" office:value-type="float" office:value="0" calcext:value-type="float">
            <text:p>00.00000000</text:p>
          </table:table-cell>
          <table:table-cell table:formula="of:=([.E31]/[.H31])" office:value-type="string" office:string-value="" calcext:value-type="error">
            <text:p>#DIV/0!</text:p>
          </table:table-cell>
          <table:table-cell table:formula="of:=([.E31]/([.E31]+[.H3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817958" calcext:value-type="float">
            <text:p>9817958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32]/[.B32])" office:value-type="float" office:value="0.000000203708347499551" calcext:value-type="float">
            <text:p>00.00000020</text:p>
          </table:table-cell>
          <table:table-cell table:formula="of:=([.E32]/[.B32])" office:value-type="float" office:value="0" calcext:value-type="float">
            <text:p>00.00000000</text:p>
          </table:table-cell>
          <table:table-cell table:formula="of:=([.F32]/[.B32])" office:value-type="float" office:value="0" calcext:value-type="float">
            <text:p>00.00000000</text:p>
          </table:table-cell>
          <table:table-cell table:formula="of:=([.G32]/[.B32])" office:value-type="float" office:value="0" calcext:value-type="float">
            <text:p>00.00000000</text:p>
          </table:table-cell>
          <table:table-cell table:formula="of:=([.H32]/[.B32])" office:value-type="float" office:value="0" calcext:value-type="float">
            <text:p>00.00000000</text:p>
          </table:table-cell>
          <table:table-cell table:formula="of:=([.E32]/[.H32])" office:value-type="string" office:string-value="" calcext:value-type="error">
            <text:p>#DIV/0!</text:p>
          </table:table-cell>
          <table:table-cell table:formula="of:=([.E32]/([.E32]+[.H3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61115456" calcext:value-type="float">
            <text:p>261115456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3]/[.B33])" office:value-type="float" office:value="0.00000000765944701488678" calcext:value-type="float">
            <text:p>00.00000001</text:p>
          </table:table-cell>
          <table:table-cell table:formula="of:=([.E33]/[.B33])" office:value-type="float" office:value="0" calcext:value-type="float">
            <text:p>00.00000000</text:p>
          </table:table-cell>
          <table:table-cell table:formula="of:=([.F33]/[.B33])" office:value-type="float" office:value="0" calcext:value-type="float">
            <text:p>00.00000000</text:p>
          </table:table-cell>
          <table:table-cell table:formula="of:=([.G33]/[.B33])" office:value-type="float" office:value="0" calcext:value-type="float">
            <text:p>00.00000000</text:p>
          </table:table-cell>
          <table:table-cell table:formula="of:=([.H33]/[.B33])" office:value-type="float" office:value="0" calcext:value-type="float">
            <text:p>00.00000000</text:p>
          </table:table-cell>
          <table:table-cell table:formula="of:=([.E33]/[.H33])" office:value-type="string" office:string-value="" calcext:value-type="error">
            <text:p>#DIV/0!</text:p>
          </table:table-cell>
          <table:table-cell table:formula="of:=([.E33]/([.E33]+[.H3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24171354" calcext:value-type="float">
            <text:p>1324171354</text:p>
          </table:table-cell>
          <table:table-cell office:value-type="string" calcext:value-type="string">
            <text:p>outsi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D34]/[.B34])" office:value-type="float" office:value="0.0000000226556781411841" calcext:value-type="float">
            <text:p>00.00000002</text:p>
          </table:table-cell>
          <table:table-cell table:formula="of:=([.E34]/[.B34])" office:value-type="float" office:value="0" calcext:value-type="float">
            <text:p>00.00000000</text:p>
          </table:table-cell>
          <table:table-cell table:formula="of:=([.F34]/[.B34])" office:value-type="float" office:value="0" calcext:value-type="float">
            <text:p>00.00000000</text:p>
          </table:table-cell>
          <table:table-cell table:formula="of:=([.G34]/[.B34])" office:value-type="float" office:value="0" calcext:value-type="float">
            <text:p>00.00000000</text:p>
          </table:table-cell>
          <table:table-cell table:formula="of:=([.H34]/[.B34])" office:value-type="float" office:value="0.00000000226556781411841" calcext:value-type="float">
            <text:p>00.00000000</text:p>
          </table:table-cell>
          <table:table-cell table:formula="of:=([.E34]/[.H34])" office:value-type="float" office:value="0" calcext:value-type="float">
            <text:p>00.00000000</text:p>
          </table:table-cell>
          <table:table-cell table:formula="of:=([.E34]/([.E34]+[.H34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73095" calcext:value-type="float">
            <text:p>4773095</text:p>
          </table:table-cell>
          <table:table-cell office:value-type="string" calcext:value-type="string">
            <text:p>outsid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5]/[.B35])" office:value-type="float" office:value="0.00000272359967693918" calcext:value-type="float">
            <text:p>00.00000272</text:p>
          </table:table-cell>
          <table:table-cell table:formula="of:=([.E35]/[.B35])" office:value-type="float" office:value="0" calcext:value-type="float">
            <text:p>00.00000000</text:p>
          </table:table-cell>
          <table:table-cell table:formula="of:=([.F35]/[.B35])" office:value-type="float" office:value="0" calcext:value-type="float">
            <text:p>00.00000000</text:p>
          </table:table-cell>
          <table:table-cell table:formula="of:=([.G35]/[.B35])" office:value-type="float" office:value="0" calcext:value-type="float">
            <text:p>00.00000000</text:p>
          </table:table-cell>
          <table:table-cell table:formula="of:=([.H35]/[.B35])" office:value-type="float" office:value="0" calcext:value-type="float">
            <text:p>00.00000000</text:p>
          </table:table-cell>
          <table:table-cell table:formula="of:=([.E35]/[.H35])" office:value-type="string" office:string-value="" calcext:value-type="error">
            <text:p>#DIV/0!</text:p>
          </table:table-cell>
          <table:table-cell table:formula="of:=([.E35]/([.E35]+[.H3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0277428" calcext:value-type="float">
            <text:p>80277428</text:p>
          </table:table-cell>
          <table:table-cell office:value-type="string" calcext:value-type="string">
            <text:p>outside</text:p>
          </table:table-cell>
          <table:table-cell office:value-type="float" office:value="3513" calcext:value-type="float">
            <text:p>351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table:formula="of:=([.D36]/[.B36])" office:value-type="float" office:value="0.0000437607443028693" calcext:value-type="float">
            <text:p>00.00004376</text:p>
          </table:table-cell>
          <table:table-cell table:formula="of:=([.E36]/[.B36])" office:value-type="float" office:value="0.00000134533458147164" calcext:value-type="float">
            <text:p>00.00000135</text:p>
          </table:table-cell>
          <table:table-cell table:formula="of:=([.F36]/[.B36])" office:value-type="float" office:value="0" calcext:value-type="float">
            <text:p>00.00000000</text:p>
          </table:table-cell>
          <table:table-cell table:formula="of:=([.G36]/[.B36])" office:value-type="float" office:value="0" calcext:value-type="float">
            <text:p>00.00000000</text:p>
          </table:table-cell>
          <table:table-cell table:formula="of:=([.H36]/[.B36])" office:value-type="float" office:value="0.00000687615452752173" calcext:value-type="float">
            <text:p>00.00000688</text:p>
          </table:table-cell>
          <table:table-cell table:formula="of:=([.E36]/[.H36])" office:value-type="float" office:value="0.195652173913043" calcext:value-type="float">
            <text:p>00.19565217</text:p>
          </table:table-cell>
          <table:table-cell table:formula="of:=([.E36]/([.E36]+[.H36]))" office:value-type="float" office:value="0.163636363636364" calcext:value-type="float">
            <text:p>00.16363636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7202572" calcext:value-type="float">
            <text:p>37202572</text:p>
          </table:table-cell>
          <table:table-cell office:value-type="string" calcext:value-type="string">
            <text:p>outsid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([.D37]/[.B37])" office:value-type="float" office:value="0.000000940795168678123" calcext:value-type="float">
            <text:p>00.00000094</text:p>
          </table:table-cell>
          <table:table-cell table:formula="of:=([.E37]/[.B37])" office:value-type="float" office:value="0.0000000537597239244642" calcext:value-type="float">
            <text:p>00.00000005</text:p>
          </table:table-cell>
          <table:table-cell table:formula="of:=([.F37]/[.B37])" office:value-type="float" office:value="0" calcext:value-type="float">
            <text:p>00.00000000</text:p>
          </table:table-cell>
          <table:table-cell table:formula="of:=([.G37]/[.B37])" office:value-type="float" office:value="0" calcext:value-type="float">
            <text:p>00.00000000</text:p>
          </table:table-cell>
          <table:table-cell table:formula="of:=([.H37]/[.B37])" office:value-type="float" office:value="0" calcext:value-type="float">
            <text:p>00.00000000</text:p>
          </table:table-cell>
          <table:table-cell table:formula="of:=([.E37]/[.H37])" office:value-type="string" office:string-value="" calcext:value-type="error">
            <text:p>#DIV/0!</text:p>
          </table:table-cell>
          <table:table-cell table:formula="of:=([.E37]/([.E37]+[.H37])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34252" calcext:value-type="float">
            <text:p>334252</text:p>
          </table:table-cell>
          <table:table-cell office:value-type="string" calcext:value-type="string">
            <text:p>outsid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8]/[.B38])" office:value-type="float" office:value="0.000101719660615344" calcext:value-type="float">
            <text:p>00.00010172</text:p>
          </table:table-cell>
          <table:table-cell table:formula="of:=([.E38]/[.B38])" office:value-type="float" office:value="0" calcext:value-type="float">
            <text:p>00.00000000</text:p>
          </table:table-cell>
          <table:table-cell table:formula="of:=([.F38]/[.B38])" office:value-type="float" office:value="0" calcext:value-type="float">
            <text:p>00.00000000</text:p>
          </table:table-cell>
          <table:table-cell table:formula="of:=([.G38]/[.B38])" office:value-type="float" office:value="0" calcext:value-type="float">
            <text:p>00.00000000</text:p>
          </table:table-cell>
          <table:table-cell table:formula="of:=([.H38]/[.B38])" office:value-type="float" office:value="0" calcext:value-type="float">
            <text:p>00.00000000</text:p>
          </table:table-cell>
          <table:table-cell table:formula="of:=([.E38]/[.H38])" office:value-type="string" office:string-value="" calcext:value-type="error">
            <text:p>#DIV/0!</text:p>
          </table:table-cell>
          <table:table-cell table:formula="of:=([.E38]/([.E38]+[.H3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547100" calcext:value-type="float">
            <text:p>8547100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9]/[.B39])" office:value-type="float" office:value="0.00000175498122170093" calcext:value-type="float">
            <text:p>00.00000175</text:p>
          </table:table-cell>
          <table:table-cell table:formula="of:=([.E39]/[.B39])" office:value-type="float" office:value="0" calcext:value-type="float">
            <text:p>00.00000000</text:p>
          </table:table-cell>
          <table:table-cell table:formula="of:=([.F39]/[.B39])" office:value-type="float" office:value="0" calcext:value-type="float">
            <text:p>00.00000000</text:p>
          </table:table-cell>
          <table:table-cell table:formula="of:=([.G39]/[.B39])" office:value-type="float" office:value="0" calcext:value-type="float">
            <text:p>00.00000000</text:p>
          </table:table-cell>
          <table:table-cell table:formula="of:=([.H39]/[.B39])" office:value-type="float" office:value="0" calcext:value-type="float">
            <text:p>00.00000000</text:p>
          </table:table-cell>
          <table:table-cell table:formula="of:=([.E39]/[.H39])" office:value-type="string" office:string-value="" calcext:value-type="error">
            <text:p>#DIV/0!</text:p>
          </table:table-cell>
          <table:table-cell table:formula="of:=([.E39]/([.E39]+[.H3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600590" calcext:value-type="float">
            <text:p>60600590</text:p>
          </table:table-cell>
          <table:table-cell office:value-type="string" calcext:value-type="string">
            <text:p>outside</text:p>
          </table:table-cell>
          <table:table-cell office:value-type="float" office:value="3858" calcext:value-type="float">
            <text:p>3858</text:p>
          </table:table-cell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([.D40]/[.B40])" office:value-type="float" office:value="0.0000636627465178144" calcext:value-type="float">
            <text:p>00.00006366</text:p>
          </table:table-cell>
          <table:table-cell table:formula="of:=([.E40]/[.B40])" office:value-type="float" office:value="0.00000244222044702865" calcext:value-type="float">
            <text:p>00.00000244</text:p>
          </table:table-cell>
          <table:table-cell table:formula="of:=([.F40]/[.B40])" office:value-type="float" office:value="0.00000579202281693957" calcext:value-type="float">
            <text:p>00.00000579</text:p>
          </table:table-cell>
          <table:table-cell table:formula="of:=([.G40]/[.B40])" office:value-type="float" office:value="0" calcext:value-type="float">
            <text:p>00.00000000</text:p>
          </table:table-cell>
          <table:table-cell table:formula="of:=([.H40]/[.B40])" office:value-type="float" office:value="0.00000683161665587744" calcext:value-type="float">
            <text:p>00.00000683</text:p>
          </table:table-cell>
          <table:table-cell table:formula="of:=([.E40]/[.H40])" office:value-type="float" office:value="0.357487922705314" calcext:value-type="float">
            <text:p>00.35748792</text:p>
          </table:table-cell>
          <table:table-cell table:formula="of:=([.E40]/([.E40]+[.H40]))" office:value-type="float" office:value="0.263345195729537" calcext:value-type="float">
            <text:p>00.2633452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455802" calcext:value-type="float">
            <text:p>945580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1]/[.B41])" office:value-type="float" office:value="0.000000105755175499656" calcext:value-type="float">
            <text:p>00.00000011</text:p>
          </table:table-cell>
          <table:table-cell table:formula="of:=([.E41]/[.B41])" office:value-type="float" office:value="0" calcext:value-type="float">
            <text:p>00.00000000</text:p>
          </table:table-cell>
          <table:table-cell table:formula="of:=([.F41]/[.B41])" office:value-type="float" office:value="0" calcext:value-type="float">
            <text:p>00.00000000</text:p>
          </table:table-cell>
          <table:table-cell table:formula="of:=([.G41]/[.B41])" office:value-type="float" office:value="0" calcext:value-type="float">
            <text:p>00.00000000</text:p>
          </table:table-cell>
          <table:table-cell table:formula="of:=([.H41]/[.B41])" office:value-type="float" office:value="0" calcext:value-type="float">
            <text:p>00.00000000</text:p>
          </table:table-cell>
          <table:table-cell table:formula="of:=([.E41]/[.H41])" office:value-type="string" office:string-value="" calcext:value-type="error">
            <text:p>#DIV/0!</text:p>
          </table:table-cell>
          <table:table-cell table:formula="of:=([.E41]/([.E41]+[.H4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994511" calcext:value-type="float">
            <text:p>126994511</text:p>
          </table:table-cell>
          <table:table-cell office:value-type="string" calcext:value-type="string">
            <text:p>outside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D42]/[.B42])" office:value-type="float" office:value="0.00000275602462849753" calcext:value-type="float">
            <text:p>00.00000276</text:p>
          </table:table-cell>
          <table:table-cell table:formula="of:=([.E42]/[.B42])" office:value-type="float" office:value="0.000000047246136488529" calcext:value-type="float">
            <text:p>00.00000005</text:p>
          </table:table-cell>
          <table:table-cell table:formula="of:=([.F42]/[.B42])" office:value-type="float" office:value="0.000000228356326361224" calcext:value-type="float">
            <text:p>00.00000023</text:p>
          </table:table-cell>
          <table:table-cell table:formula="of:=([.G42]/[.B42])" office:value-type="float" office:value="0" calcext:value-type="float">
            <text:p>00.00000000</text:p>
          </table:table-cell>
          <table:table-cell table:formula="of:=([.H42]/[.B42])" office:value-type="float" office:value="0.000000078743560814215" calcext:value-type="float">
            <text:p>00.00000008</text:p>
          </table:table-cell>
          <table:table-cell table:formula="of:=([.E42]/[.H42])" office:value-type="float" office:value="0.6" calcext:value-type="float">
            <text:p>00.60000000</text:p>
          </table:table-cell>
          <table:table-cell table:formula="of:=([.E42]/([.E42]+[.H42]))" office:value-type="float" office:value="0.375" calcext:value-type="float">
            <text:p>00.375000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5762370" calcext:value-type="float">
            <text:p>1576237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3]/[.B43])" office:value-type="float" office:value="0.0000000634422361611864" calcext:value-type="float">
            <text:p>00.00000006</text:p>
          </table:table-cell>
          <table:table-cell table:formula="of:=([.E43]/[.B43])" office:value-type="float" office:value="0" calcext:value-type="float">
            <text:p>00.00000000</text:p>
          </table:table-cell>
          <table:table-cell table:formula="of:=([.F43]/[.B43])" office:value-type="float" office:value="0" calcext:value-type="float">
            <text:p>00.00000000</text:p>
          </table:table-cell>
          <table:table-cell table:formula="of:=([.G43]/[.B43])" office:value-type="float" office:value="0" calcext:value-type="float">
            <text:p>00.00000000</text:p>
          </table:table-cell>
          <table:table-cell table:formula="of:=([.H43]/[.B43])" office:value-type="float" office:value="0.0000000634422361611864" calcext:value-type="float">
            <text:p>00.00000006</text:p>
          </table:table-cell>
          <table:table-cell table:formula="of:=([.E43]/[.H43])" office:value-type="float" office:value="0" calcext:value-type="float">
            <text:p>00.00000000</text:p>
          </table:table-cell>
          <table:table-cell table:formula="of:=([.E43]/([.E43]+[.H43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45707" calcext:value-type="float">
            <text:p>51245707</text:p>
          </table:table-cell>
          <table:table-cell office:value-type="string" calcext:value-type="string">
            <text:p>outside</text:p>
          </table:table-cell>
          <table:table-cell office:value-type="float" office:value="6284" calcext:value-type="float">
            <text:p>628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formula="of:=([.D44]/[.B44])" office:value-type="float" office:value="0.000122624905926266" calcext:value-type="float">
            <text:p>00.00012262</text:p>
          </table:table-cell>
          <table:table-cell table:formula="of:=([.E44]/[.B44])" office:value-type="float" office:value="0.000000819580848011327" calcext:value-type="float">
            <text:p>00.00000082</text:p>
          </table:table-cell>
          <table:table-cell table:formula="of:=([.F44]/[.B44])" office:value-type="float" office:value="0.000000526873402292996" calcext:value-type="float">
            <text:p>00.00000053</text:p>
          </table:table-cell>
          <table:table-cell table:formula="of:=([.G44]/[.B44])" office:value-type="float" office:value="0.000000487845742863885" calcext:value-type="float">
            <text:p>00.00000049</text:p>
          </table:table-cell>
          <table:table-cell table:formula="of:=([.H44]/[.B44])" office:value-type="float" office:value="0.00000210749360917198" calcext:value-type="float">
            <text:p>00.00000211</text:p>
          </table:table-cell>
          <table:table-cell table:formula="of:=([.E44]/[.H44])" office:value-type="float" office:value="0.388888888888889" calcext:value-type="float">
            <text:p>00.38888889</text:p>
          </table:table-cell>
          <table:table-cell table:formula="of:=([.E44]/([.E44]+[.H44]))" office:value-type="float" office:value="0.28" calcext:value-type="float">
            <text:p>00.2800000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052584" calcext:value-type="float">
            <text:p>4052584</text:p>
          </table:table-cell>
          <table:table-cell office:value-type="string" calcext:value-type="string">
            <text:p>outside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5]/[.B45])" office:value-type="float" office:value="0.0000143118563365991" calcext:value-type="float">
            <text:p>00.00001431</text:p>
          </table:table-cell>
          <table:table-cell table:formula="of:=([.E45]/[.B45])" office:value-type="float" office:value="0" calcext:value-type="float">
            <text:p>00.00000000</text:p>
          </table:table-cell>
          <table:table-cell table:formula="of:=([.F45]/[.B45])" office:value-type="float" office:value="0" calcext:value-type="float">
            <text:p>00.00000000</text:p>
          </table:table-cell>
          <table:table-cell table:formula="of:=([.G45]/[.B45])" office:value-type="float" office:value="0" calcext:value-type="float">
            <text:p>00.00000000</text:p>
          </table:table-cell>
          <table:table-cell table:formula="of:=([.H45]/[.B45])" office:value-type="float" office:value="0" calcext:value-type="float">
            <text:p>00.00000000</text:p>
          </table:table-cell>
          <table:table-cell table:formula="of:=([.E45]/[.H45])" office:value-type="string" office:string-value="" calcext:value-type="error">
            <text:p>#DIV/0!</text:p>
          </table:table-cell>
          <table:table-cell table:formula="of:=([.E45]/([.E45]+[.H4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006668" calcext:value-type="float">
            <text:p>6006668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D46]/[.B46])" office:value-type="float" office:value="0.00000266370640095307" calcext:value-type="float">
            <text:p>00.00000266</text:p>
          </table:table-cell>
          <table:table-cell table:formula="of:=([.E46]/[.B46])" office:value-type="float" office:value="0" calcext:value-type="float">
            <text:p>00.00000000</text:p>
          </table:table-cell>
          <table:table-cell table:formula="of:=([.F46]/[.B46])" office:value-type="float" office:value="0" calcext:value-type="float">
            <text:p>00.00000000</text:p>
          </table:table-cell>
          <table:table-cell table:formula="of:=([.G46]/[.B46])" office:value-type="float" office:value="0.000000166481650059567" calcext:value-type="float">
            <text:p>00.00000017</text:p>
          </table:table-cell>
          <table:table-cell table:formula="of:=([.H46]/[.B46])" office:value-type="float" office:value="0" calcext:value-type="float">
            <text:p>00.00000000</text:p>
          </table:table-cell>
          <table:table-cell table:formula="of:=([.E46]/[.H46])" office:value-type="string" office:string-value="" calcext:value-type="error">
            <text:p>#DIV/0!</text:p>
          </table:table-cell>
          <table:table-cell table:formula="of:=([.E46]/([.E46]+[.H4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7]/[.B47])" office:value-type="float" office:value="0.0000265491424626985" calcext:value-type="float">
            <text:p>00.00002655</text:p>
          </table:table-cell>
          <table:table-cell table:formula="of:=([.E47]/[.B47])" office:value-type="float" office:value="0" calcext:value-type="float">
            <text:p>00.00000000</text:p>
          </table:table-cell>
          <table:table-cell table:formula="of:=([.F47]/[.B47])" office:value-type="float" office:value="0" calcext:value-type="float">
            <text:p>00.00000000</text:p>
          </table:table-cell>
          <table:table-cell table:formula="of:=([.G47]/[.B47])" office:value-type="float" office:value="0" calcext:value-type="float">
            <text:p>00.00000000</text:p>
          </table:table-cell>
          <table:table-cell table:formula="of:=([.H47]/[.B47])" office:value-type="float" office:value="0" calcext:value-type="float">
            <text:p>00.00000000</text:p>
          </table:table-cell>
          <table:table-cell table:formula="of:=([.E47]/[.H47])" office:value-type="string" office:string-value="" calcext:value-type="error">
            <text:p>#DIV/0!</text:p>
          </table:table-cell>
          <table:table-cell table:formula="of:=([.E47]/([.E47]+[.H4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203000" calcext:value-type="float">
            <text:p>2120300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8]/[.B48])" office:value-type="float" office:value="0.0000000471631372918927" calcext:value-type="float">
            <text:p>00.00000005</text:p>
          </table:table-cell>
          <table:table-cell table:formula="of:=([.E48]/[.B48])" office:value-type="float" office:value="0" calcext:value-type="float">
            <text:p>00.00000000</text:p>
          </table:table-cell>
          <table:table-cell table:formula="of:=([.F48]/[.B48])" office:value-type="float" office:value="0" calcext:value-type="float">
            <text:p>00.00000000</text:p>
          </table:table-cell>
          <table:table-cell table:formula="of:=([.G48]/[.B48])" office:value-type="float" office:value="0" calcext:value-type="float">
            <text:p>00.00000000</text:p>
          </table:table-cell>
          <table:table-cell table:formula="of:=([.H48]/[.B48])" office:value-type="float" office:value="0.0000000471631372918927" calcext:value-type="float">
            <text:p>00.00000005</text:p>
          </table:table-cell>
          <table:table-cell table:formula="of:=([.E48]/[.H48])" office:value-type="float" office:value="0" calcext:value-type="float">
            <text:p>00.00000000</text:p>
          </table:table-cell>
          <table:table-cell table:formula="of:=([.E48]/([.E48]+[.H48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872298" calcext:value-type="float">
            <text:p>287229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9]/[.B49])" office:value-type="float" office:value="0.000000348153290501194" calcext:value-type="float">
            <text:p>00.00000035</text:p>
          </table:table-cell>
          <table:table-cell table:formula="of:=([.E49]/[.B49])" office:value-type="float" office:value="0" calcext:value-type="float">
            <text:p>00.00000000</text:p>
          </table:table-cell>
          <table:table-cell table:formula="of:=([.F49]/[.B49])" office:value-type="float" office:value="0" calcext:value-type="float">
            <text:p>00.00000000</text:p>
          </table:table-cell>
          <table:table-cell table:formula="of:=([.G49]/[.B49])" office:value-type="float" office:value="0" calcext:value-type="float">
            <text:p>00.00000000</text:p>
          </table:table-cell>
          <table:table-cell table:formula="of:=([.H49]/[.B49])" office:value-type="float" office:value="0" calcext:value-type="float">
            <text:p>00.00000000</text:p>
          </table:table-cell>
          <table:table-cell table:formula="of:=([.E49]/[.H49])" office:value-type="string" office:string-value="" calcext:value-type="error">
            <text:p>#DIV/0!</text:p>
          </table:table-cell>
          <table:table-cell table:formula="of:=([.E49]/([.E49]+[.H4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82972" calcext:value-type="float">
            <text:p>58297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0]/[.B50])" office:value-type="float" office:value="0.00000171534825000172" calcext:value-type="float">
            <text:p>00.00000172</text:p>
          </table:table-cell>
          <table:table-cell table:formula="of:=([.E50]/[.B50])" office:value-type="float" office:value="0" calcext:value-type="float">
            <text:p>00.00000000</text:p>
          </table:table-cell>
          <table:table-cell table:formula="of:=([.F50]/[.B50])" office:value-type="float" office:value="0" calcext:value-type="float">
            <text:p>00.00000000</text:p>
          </table:table-cell>
          <table:table-cell table:formula="of:=([.G50]/[.B50])" office:value-type="float" office:value="0" calcext:value-type="float">
            <text:p>00.00000000</text:p>
          </table:table-cell>
          <table:table-cell table:formula="of:=([.H50]/[.B50])" office:value-type="float" office:value="0" calcext:value-type="float">
            <text:p>00.00000000</text:p>
          </table:table-cell>
          <table:table-cell table:formula="of:=([.E50]/[.H50])" office:value-type="string" office:string-value="" calcext:value-type="error">
            <text:p>#DIV/0!</text:p>
          </table:table-cell>
          <table:table-cell table:formula="of:=([.E50]/([.E50]+[.H5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60424" calcext:value-type="float">
            <text:p>1960424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1]/[.B51])" office:value-type="float" office:value="0.000000510093734824712" calcext:value-type="float">
            <text:p>00.00000051</text:p>
          </table:table-cell>
          <table:table-cell table:formula="of:=([.E51]/[.B51])" office:value-type="float" office:value="0" calcext:value-type="float">
            <text:p>00.00000000</text:p>
          </table:table-cell>
          <table:table-cell table:formula="of:=([.F51]/[.B51])" office:value-type="float" office:value="0" calcext:value-type="float">
            <text:p>00.00000000</text:p>
          </table:table-cell>
          <table:table-cell table:formula="of:=([.G51]/[.B51])" office:value-type="float" office:value="0" calcext:value-type="float">
            <text:p>00.00000000</text:p>
          </table:table-cell>
          <table:table-cell table:formula="of:=([.H51]/[.B51])" office:value-type="float" office:value="0" calcext:value-type="float">
            <text:p>00.00000000</text:p>
          </table:table-cell>
          <table:table-cell table:formula="of:=([.E51]/[.H51])" office:value-type="string" office:string-value="" calcext:value-type="error">
            <text:p>#DIV/0!</text:p>
          </table:table-cell>
          <table:table-cell table:formula="of:=([.E51]/([.E51]+[.H5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5276786" calcext:value-type="float">
            <text:p>35276786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2]/[.B52])" office:value-type="float" office:value="0.0000000566945072603836" calcext:value-type="float">
            <text:p>00.00000006</text:p>
          </table:table-cell>
          <table:table-cell table:formula="of:=([.E52]/[.B52])" office:value-type="float" office:value="0" calcext:value-type="float">
            <text:p>00.00000000</text:p>
          </table:table-cell>
          <table:table-cell table:formula="of:=([.F52]/[.B52])" office:value-type="float" office:value="0" calcext:value-type="float">
            <text:p>00.00000000</text:p>
          </table:table-cell>
          <table:table-cell table:formula="of:=([.G52]/[.B52])" office:value-type="float" office:value="0" calcext:value-type="float">
            <text:p>00.00000000</text:p>
          </table:table-cell>
          <table:table-cell table:formula="of:=([.H52]/[.B52])" office:value-type="float" office:value="0" calcext:value-type="float">
            <text:p>00.00000000</text:p>
          </table:table-cell>
          <table:table-cell table:formula="of:=([.E52]/[.H52])" office:value-type="string" office:string-value="" calcext:value-type="error">
            <text:p>#DIV/0!</text:p>
          </table:table-cell>
          <table:table-cell table:formula="of:=([.E52]/([.E52]+[.H5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3]/[.B53])" office:value-type="float" office:value="0.0000259747006415751" calcext:value-type="float">
            <text:p>00.00002597</text:p>
          </table:table-cell>
          <table:table-cell table:formula="of:=([.E53]/[.B53])" office:value-type="float" office:value="0" calcext:value-type="float">
            <text:p>00.00000000</text:p>
          </table:table-cell>
          <table:table-cell table:formula="of:=([.F53]/[.B53])" office:value-type="float" office:value="0" calcext:value-type="float">
            <text:p>00.00000000</text:p>
          </table:table-cell>
          <table:table-cell table:formula="of:=([.G53]/[.B53])" office:value-type="float" office:value="0" calcext:value-type="float">
            <text:p>00.00000000</text:p>
          </table:table-cell>
          <table:table-cell table:formula="of:=([.H53]/[.B53])" office:value-type="float" office:value="0" calcext:value-type="float">
            <text:p>00.00000000</text:p>
          </table:table-cell>
          <table:table-cell table:formula="of:=([.E53]/[.H53])" office:value-type="string" office:string-value="" calcext:value-type="error">
            <text:p>#DIV/0!</text:p>
          </table:table-cell>
          <table:table-cell table:formula="of:=([.E53]/([.E53]+[.H5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7540423" calcext:value-type="float">
            <text:p>127540423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4]/[.B54])" office:value-type="float" office:value="0.0000000392032571508721" calcext:value-type="float">
            <text:p>00.00000004</text:p>
          </table:table-cell>
          <table:table-cell table:formula="of:=([.E54]/[.B54])" office:value-type="float" office:value="0" calcext:value-type="float">
            <text:p>00.00000000</text:p>
          </table:table-cell>
          <table:table-cell table:formula="of:=([.F54]/[.B54])" office:value-type="float" office:value="0" calcext:value-type="float">
            <text:p>00.00000000</text:p>
          </table:table-cell>
          <table:table-cell table:formula="of:=([.G54]/[.B54])" office:value-type="float" office:value="0" calcext:value-type="float">
            <text:p>00.00000000</text:p>
          </table:table-cell>
          <table:table-cell table:formula="of:=([.H54]/[.B54])" office:value-type="float" office:value="0.00000000784065143017442" calcext:value-type="float">
            <text:p>00.00000001</text:p>
          </table:table-cell>
          <table:table-cell table:formula="of:=([.E54]/[.H54])" office:value-type="float" office:value="0" calcext:value-type="float">
            <text:p>00.00000000</text:p>
          </table:table-cell>
          <table:table-cell table:formula="of:=([.E54]/([.E54]+[.H54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1187265" calcext:value-type="float">
            <text:p>31187265</text:p>
          </table:table-cell>
          <table:table-cell office:value-type="string" calcext:value-type="string">
            <text:p>outsid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D55]/[.B55])" office:value-type="float" office:value="0.00000176354034250839" calcext:value-type="float">
            <text:p>00.00000176</text:p>
          </table:table-cell>
          <table:table-cell table:formula="of:=([.E55]/[.B55])" office:value-type="float" office:value="0" calcext:value-type="float">
            <text:p>00.00000000</text:p>
          </table:table-cell>
          <table:table-cell table:formula="of:=([.F55]/[.B55])" office:value-type="float" office:value="0" calcext:value-type="float">
            <text:p>00.00000000</text:p>
          </table:table-cell>
          <table:table-cell table:formula="of:=([.G55]/[.B55])" office:value-type="float" office:value="0" calcext:value-type="float">
            <text:p>00.00000000</text:p>
          </table:table-cell>
          <table:table-cell table:formula="of:=([.H55]/[.B55])" office:value-type="float" office:value="0.000000705416137003357" calcext:value-type="float">
            <text:p>00.00000071</text:p>
          </table:table-cell>
          <table:table-cell table:formula="of:=([.E55]/[.H55])" office:value-type="float" office:value="0" calcext:value-type="float">
            <text:p>00.00000000</text:p>
          </table:table-cell>
          <table:table-cell table:formula="of:=([.E55]/([.E55]+[.H55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85989640" calcext:value-type="float">
            <text:p>18598964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6]/[.B56])" office:value-type="float" office:value="0.00000000537664355928642" calcext:value-type="float">
            <text:p>00.00000001</text:p>
          </table:table-cell>
          <table:table-cell table:formula="of:=([.E56]/[.B56])" office:value-type="float" office:value="0" calcext:value-type="float">
            <text:p>00.00000000</text:p>
          </table:table-cell>
          <table:table-cell table:formula="of:=([.F56]/[.B56])" office:value-type="float" office:value="0" calcext:value-type="float">
            <text:p>00.00000000</text:p>
          </table:table-cell>
          <table:table-cell table:formula="of:=([.G56]/[.B56])" office:value-type="float" office:value="0" calcext:value-type="float">
            <text:p>00.00000000</text:p>
          </table:table-cell>
          <table:table-cell table:formula="of:=([.H56]/[.B56])" office:value-type="float" office:value="0" calcext:value-type="float">
            <text:p>00.00000000</text:p>
          </table:table-cell>
          <table:table-cell table:formula="of:=([.E56]/[.H56])" office:value-type="string" office:string-value="" calcext:value-type="error">
            <text:p>#DIV/0!</text:p>
          </table:table-cell>
          <table:table-cell table:formula="of:=([.E56]/([.E56]+[.H5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018408" calcext:value-type="float">
            <text:p>17018408</text:p>
          </table:table-cell>
          <table:table-cell office:value-type="string" calcext:value-type="string">
            <text:p>outsid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D57]/[.B57])" office:value-type="float" office:value="0.00000481831203012644" calcext:value-type="float">
            <text:p>00.00000482</text:p>
          </table:table-cell>
          <table:table-cell table:formula="of:=([.E57]/[.B57])" office:value-type="float" office:value="0" calcext:value-type="float">
            <text:p>00.00000000</text:p>
          </table:table-cell>
          <table:table-cell table:formula="of:=([.F57]/[.B57])" office:value-type="float" office:value="0.00000005875990280642" calcext:value-type="float">
            <text:p>00.00000006</text:p>
          </table:table-cell>
          <table:table-cell table:formula="of:=([.G57]/[.B57])" office:value-type="float" office:value="0" calcext:value-type="float">
            <text:p>00.00000000</text:p>
          </table:table-cell>
          <table:table-cell table:formula="of:=([.H57]/[.B57])" office:value-type="float" office:value="0" calcext:value-type="float">
            <text:p>00.00000000</text:p>
          </table:table-cell>
          <table:table-cell table:formula="of:=([.E57]/[.H57])" office:value-type="string" office:string-value="" calcext:value-type="error">
            <text:p>#DIV/0!</text:p>
          </table:table-cell>
          <table:table-cell table:formula="of:=([.E57]/([.E57]+[.H5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232929" calcext:value-type="float">
            <text:p>5232929</text:p>
          </table:table-cell>
          <table:table-cell office:value-type="string" calcext:value-type="string">
            <text:p>outsid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8]/[.B58])" office:value-type="float" office:value="0.0000137590248214719" calcext:value-type="float">
            <text:p>00.00001376</text:p>
          </table:table-cell>
          <table:table-cell table:formula="of:=([.E58]/[.B58])" office:value-type="float" office:value="0" calcext:value-type="float">
            <text:p>00.00000000</text:p>
          </table:table-cell>
          <table:table-cell table:formula="of:=([.F58]/[.B58])" office:value-type="float" office:value="0" calcext:value-type="float">
            <text:p>00.00000000</text:p>
          </table:table-cell>
          <table:table-cell table:formula="of:=([.G58]/[.B58])" office:value-type="float" office:value="0" calcext:value-type="float">
            <text:p>00.00000000</text:p>
          </table:table-cell>
          <table:table-cell table:formula="of:=([.H58]/[.B58])" office:value-type="float" office:value="0" calcext:value-type="float">
            <text:p>00.00000000</text:p>
          </table:table-cell>
          <table:table-cell table:formula="of:=([.E58]/[.H58])" office:value-type="string" office:string-value="" calcext:value-type="error">
            <text:p>#DIV/0!</text:p>
          </table:table-cell>
          <table:table-cell table:formula="of:=([.E58]/([.E58]+[.H5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8982771" calcext:value-type="float">
            <text:p>2898277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9]/[.B59])" office:value-type="float" office:value="0.0000000345032571247242" calcext:value-type="float">
            <text:p>00.00000003</text:p>
          </table:table-cell>
          <table:table-cell table:formula="of:=([.E59]/[.B59])" office:value-type="float" office:value="0" calcext:value-type="float">
            <text:p>00.00000000</text:p>
          </table:table-cell>
          <table:table-cell table:formula="of:=([.F59]/[.B59])" office:value-type="float" office:value="0" calcext:value-type="float">
            <text:p>00.00000000</text:p>
          </table:table-cell>
          <table:table-cell table:formula="of:=([.G59]/[.B59])" office:value-type="float" office:value="0" calcext:value-type="float">
            <text:p>00.00000000</text:p>
          </table:table-cell>
          <table:table-cell table:formula="of:=([.H59]/[.B59])" office:value-type="float" office:value="0.0000000345032571247242" calcext:value-type="float">
            <text:p>00.00000003</text:p>
          </table:table-cell>
          <table:table-cell table:formula="of:=([.E59]/[.H59])" office:value-type="float" office:value="0" calcext:value-type="float">
            <text:p>00.00000000</text:p>
          </table:table-cell>
          <table:table-cell table:formula="of:=([.E59]/([.E59]+[.H59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692700" calcext:value-type="float">
            <text:p>4692700</text:p>
          </table:table-cell>
          <table:table-cell office:value-type="string" calcext:value-type="string">
            <text:p>outsi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0]/[.B60])" office:value-type="float" office:value="0.000000852387751188016" calcext:value-type="float">
            <text:p>00.00000085</text:p>
          </table:table-cell>
          <table:table-cell table:formula="of:=([.E60]/[.B60])" office:value-type="float" office:value="0" calcext:value-type="float">
            <text:p>00.00000000</text:p>
          </table:table-cell>
          <table:table-cell table:formula="of:=([.F60]/[.B60])" office:value-type="float" office:value="0" calcext:value-type="float">
            <text:p>00.00000000</text:p>
          </table:table-cell>
          <table:table-cell table:formula="of:=([.G60]/[.B60])" office:value-type="float" office:value="0" calcext:value-type="float">
            <text:p>00.00000000</text:p>
          </table:table-cell>
          <table:table-cell table:formula="of:=([.H60]/[.B60])" office:value-type="float" office:value="0" calcext:value-type="float">
            <text:p>00.00000000</text:p>
          </table:table-cell>
          <table:table-cell table:formula="of:=([.E60]/[.H60])" office:value-type="string" office:string-value="" calcext:value-type="error">
            <text:p>#DIV/0!</text:p>
          </table:table-cell>
          <table:table-cell table:formula="of:=([.E60]/([.E60]+[.H6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424762" calcext:value-type="float">
            <text:p>4424762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1]/[.B61])" office:value-type="float" office:value="0.00000339001284136864" calcext:value-type="float">
            <text:p>00.00000339</text:p>
          </table:table-cell>
          <table:table-cell table:formula="of:=([.E61]/[.B61])" office:value-type="float" office:value="0" calcext:value-type="float">
            <text:p>00.00000000</text:p>
          </table:table-cell>
          <table:table-cell table:formula="of:=([.F61]/[.B61])" office:value-type="float" office:value="0" calcext:value-type="float">
            <text:p>00.00000000</text:p>
          </table:table-cell>
          <table:table-cell table:formula="of:=([.G61]/[.B61])" office:value-type="float" office:value="0" calcext:value-type="float">
            <text:p>00.00000000</text:p>
          </table:table-cell>
          <table:table-cell table:formula="of:=([.H61]/[.B61])" office:value-type="float" office:value="0.000000452001712182486" calcext:value-type="float">
            <text:p>00.00000045</text:p>
          </table:table-cell>
          <table:table-cell table:formula="of:=([.E61]/[.H61])" office:value-type="float" office:value="0" calcext:value-type="float">
            <text:p>00.00000000</text:p>
          </table:table-cell>
          <table:table-cell table:formula="of:=([.E61]/([.E61]+[.H61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3203476" calcext:value-type="float">
            <text:p>193203476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2]/[.B62])" office:value-type="float" office:value="0.0000000258794515684594" calcext:value-type="float">
            <text:p>00.00000003</text:p>
          </table:table-cell>
          <table:table-cell table:formula="of:=([.E62]/[.B62])" office:value-type="float" office:value="0" calcext:value-type="float">
            <text:p>00.00000000</text:p>
          </table:table-cell>
          <table:table-cell table:formula="of:=([.F62]/[.B62])" office:value-type="float" office:value="0" calcext:value-type="float">
            <text:p>00.00000000</text:p>
          </table:table-cell>
          <table:table-cell table:formula="of:=([.G62]/[.B62])" office:value-type="float" office:value="0" calcext:value-type="float">
            <text:p>00.00000000</text:p>
          </table:table-cell>
          <table:table-cell table:formula="of:=([.H62]/[.B62])" office:value-type="float" office:value="0" calcext:value-type="float">
            <text:p>00.00000000</text:p>
          </table:table-cell>
          <table:table-cell table:formula="of:=([.E62]/[.H62])" office:value-type="string" office:string-value="" calcext:value-type="error">
            <text:p>#DIV/0!</text:p>
          </table:table-cell>
          <table:table-cell table:formula="of:=([.E62]/([.E62]+[.H6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3320222" calcext:value-type="float">
            <text:p>103320222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63]/[.B63])" office:value-type="float" office:value="0.0000000483932370954449" calcext:value-type="float">
            <text:p>00.00000005</text:p>
          </table:table-cell>
          <table:table-cell table:formula="of:=([.E63]/[.B63])" office:value-type="float" office:value="0.00000000967864741908898" calcext:value-type="float">
            <text:p>00.00000001</text:p>
          </table:table-cell>
          <table:table-cell table:formula="of:=([.F63]/[.B63])" office:value-type="float" office:value="0.00000000967864741908898" calcext:value-type="float">
            <text:p>00.00000001</text:p>
          </table:table-cell>
          <table:table-cell table:formula="of:=([.G63]/[.B63])" office:value-type="float" office:value="0" calcext:value-type="float">
            <text:p>00.00000000</text:p>
          </table:table-cell>
          <table:table-cell table:formula="of:=([.H63]/[.B63])" office:value-type="float" office:value="0.000000019357294838178" calcext:value-type="float">
            <text:p>00.00000002</text:p>
          </table:table-cell>
          <table:table-cell table:formula="of:=([.E63]/[.H63])" office:value-type="float" office:value="0.5" calcext:value-type="float">
            <text:p>00.50000000</text:p>
          </table:table-cell>
          <table:table-cell table:formula="of:=([.E63]/([.E63]+[.H63]))" office:value-type="float" office:value="0.333333333333333" calcext:value-type="float">
            <text:p>00.3333333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948016" calcext:value-type="float">
            <text:p>379480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4]/[.B64])" office:value-type="float" office:value="0.0000000263518387891478" calcext:value-type="float">
            <text:p>00.00000003</text:p>
          </table:table-cell>
          <table:table-cell table:formula="of:=([.E64]/[.B64])" office:value-type="float" office:value="0" calcext:value-type="float">
            <text:p>00.00000000</text:p>
          </table:table-cell>
          <table:table-cell table:formula="of:=([.F64]/[.B64])" office:value-type="float" office:value="0" calcext:value-type="float">
            <text:p>00.00000000</text:p>
          </table:table-cell>
          <table:table-cell table:formula="of:=([.G64]/[.B64])" office:value-type="float" office:value="0" calcext:value-type="float">
            <text:p>00.00000000</text:p>
          </table:table-cell>
          <table:table-cell table:formula="of:=([.H64]/[.B64])" office:value-type="float" office:value="0" calcext:value-type="float">
            <text:p>00.00000000</text:p>
          </table:table-cell>
          <table:table-cell table:formula="of:=([.E64]/[.H64])" office:value-type="string" office:string-value="" calcext:value-type="error">
            <text:p>#DIV/0!</text:p>
          </table:table-cell>
          <table:table-cell table:formula="of:=([.E64]/([.E64]+[.H6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324611" calcext:value-type="float">
            <text:p>10324611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5]/[.B65])" office:value-type="float" office:value="0.00000077484759474231" calcext:value-type="float">
            <text:p>00.00000077</text:p>
          </table:table-cell>
          <table:table-cell table:formula="of:=([.E65]/[.B65])" office:value-type="float" office:value="0" calcext:value-type="float">
            <text:p>00.00000000</text:p>
          </table:table-cell>
          <table:table-cell table:formula="of:=([.F65]/[.B65])" office:value-type="float" office:value="0" calcext:value-type="float">
            <text:p>00.00000000</text:p>
          </table:table-cell>
          <table:table-cell table:formula="of:=([.G65]/[.B65])" office:value-type="float" office:value="0" calcext:value-type="float">
            <text:p>00.00000000</text:p>
          </table:table-cell>
          <table:table-cell table:formula="of:=([.H65]/[.B65])" office:value-type="float" office:value="0" calcext:value-type="float">
            <text:p>00.00000000</text:p>
          </table:table-cell>
          <table:table-cell table:formula="of:=([.E65]/[.H65])" office:value-type="string" office:string-value="" calcext:value-type="error">
            <text:p>#DIV/0!</text:p>
          </table:table-cell>
          <table:table-cell table:formula="of:=([.E65]/([.E65]+[.H6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569804" calcext:value-type="float">
            <text:p>2569804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6]/[.B66])" office:value-type="float" office:value="0.00000311307788453905" calcext:value-type="float">
            <text:p>00.00000311</text:p>
          </table:table-cell>
          <table:table-cell table:formula="of:=([.E66]/[.B66])" office:value-type="float" office:value="0" calcext:value-type="float">
            <text:p>00.00000000</text:p>
          </table:table-cell>
          <table:table-cell table:formula="of:=([.F66]/[.B66])" office:value-type="float" office:value="0" calcext:value-type="float">
            <text:p>00.00000000</text:p>
          </table:table-cell>
          <table:table-cell table:formula="of:=([.G66]/[.B66])" office:value-type="float" office:value="0" calcext:value-type="float">
            <text:p>00.00000000</text:p>
          </table:table-cell>
          <table:table-cell table:formula="of:=([.H66]/[.B66])" office:value-type="float" office:value="0" calcext:value-type="float">
            <text:p>00.00000000</text:p>
          </table:table-cell>
          <table:table-cell table:formula="of:=([.E66]/[.H66])" office:value-type="string" office:string-value="" calcext:value-type="error">
            <text:p>#DIV/0!</text:p>
          </table:table-cell>
          <table:table-cell table:formula="of:=([.E66]/([.E66]+[.H6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05301" calcext:value-type="float">
            <text:p>19705301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7]/[.B67])" office:value-type="float" office:value="0.000000304486594749301" calcext:value-type="float">
            <text:p>00.00000030</text:p>
          </table:table-cell>
          <table:table-cell table:formula="of:=([.E67]/[.B67])" office:value-type="float" office:value="0" calcext:value-type="float">
            <text:p>00.00000000</text:p>
          </table:table-cell>
          <table:table-cell table:formula="of:=([.F67]/[.B67])" office:value-type="float" office:value="0" calcext:value-type="float">
            <text:p>00.00000000</text:p>
          </table:table-cell>
          <table:table-cell table:formula="of:=([.G67]/[.B67])" office:value-type="float" office:value="0" calcext:value-type="float">
            <text:p>00.00000000</text:p>
          </table:table-cell>
          <table:table-cell table:formula="of:=([.H67]/[.B67])" office:value-type="float" office:value="0" calcext:value-type="float">
            <text:p>00.00000000</text:p>
          </table:table-cell>
          <table:table-cell table:formula="of:=([.E67]/[.H67])" office:value-type="string" office:string-value="" calcext:value-type="error">
            <text:p>#DIV/0!</text:p>
          </table:table-cell>
          <table:table-cell table:formula="of:=([.E67]/([.E67]+[.H6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2275687" calcext:value-type="float">
            <text:p>32275687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8]/[.B68])" office:value-type="float" office:value="0.000000154915370198007" calcext:value-type="float">
            <text:p>00.00000015</text:p>
          </table:table-cell>
          <table:table-cell table:formula="of:=([.E68]/[.B68])" office:value-type="float" office:value="0" calcext:value-type="float">
            <text:p>00.00000000</text:p>
          </table:table-cell>
          <table:table-cell table:formula="of:=([.F68]/[.B68])" office:value-type="float" office:value="0" calcext:value-type="float">
            <text:p>00.00000000</text:p>
          </table:table-cell>
          <table:table-cell table:formula="of:=([.G68]/[.B68])" office:value-type="float" office:value="0" calcext:value-type="float">
            <text:p>00.00000000</text:p>
          </table:table-cell>
          <table:table-cell table:formula="of:=([.H68]/[.B68])" office:value-type="float" office:value="0" calcext:value-type="float">
            <text:p>00.00000000</text:p>
          </table:table-cell>
          <table:table-cell table:formula="of:=([.E68]/[.H68])" office:value-type="string" office:string-value="" calcext:value-type="error">
            <text:p>#DIV/0!</text:p>
          </table:table-cell>
          <table:table-cell table:formula="of:=([.E68]/([.E68]+[.H6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411614" calcext:value-type="float">
            <text:p>15411614</text:p>
          </table:table-cell>
          <table:table-cell office:value-type="string" calcext:value-type="string">
            <text:p>outsid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9]/[.B69])" office:value-type="float" office:value="0.000000259544522721631" calcext:value-type="float">
            <text:p>00.00000026</text:p>
          </table:table-cell>
          <table:table-cell table:formula="of:=([.E69]/[.B69])" office:value-type="float" office:value="0" calcext:value-type="float">
            <text:p>00.00000000</text:p>
          </table:table-cell>
          <table:table-cell table:formula="of:=([.F69]/[.B69])" office:value-type="float" office:value="0" calcext:value-type="float">
            <text:p>00.00000000</text:p>
          </table:table-cell>
          <table:table-cell table:formula="of:=([.G69]/[.B69])" office:value-type="float" office:value="0" calcext:value-type="float">
            <text:p>00.00000000</text:p>
          </table:table-cell>
          <table:table-cell table:formula="of:=([.H69]/[.B69])" office:value-type="float" office:value="0" calcext:value-type="float">
            <text:p>00.00000000</text:p>
          </table:table-cell>
          <table:table-cell table:formula="of:=([.E69]/[.H69])" office:value-type="string" office:string-value="" calcext:value-type="error">
            <text:p>#DIV/0!</text:p>
          </table:table-cell>
          <table:table-cell table:formula="of:=([.E69]/([.E69]+[.H6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07283" calcext:value-type="float">
            <text:p>5607283</text:p>
          </table:table-cell>
          <table:table-cell office:value-type="string" calcext:value-type="string">
            <text:p>outside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([.D70]/[.B70])" office:value-type="float" office:value="0.000020865720528106" calcext:value-type="float">
            <text:p>00.00002087</text:p>
          </table:table-cell>
          <table:table-cell table:formula="of:=([.E70]/[.B70])" office:value-type="float" office:value="0" calcext:value-type="float">
            <text:p>00.00000000</text:p>
          </table:table-cell>
          <table:table-cell table:formula="of:=([.F70]/[.B70])" office:value-type="float" office:value="0" calcext:value-type="float">
            <text:p>00.00000000</text:p>
          </table:table-cell>
          <table:table-cell table:formula="of:=([.G70]/[.B70])" office:value-type="float" office:value="0.0000012483764418525" calcext:value-type="float">
            <text:p>00.00000125</text:p>
          </table:table-cell>
          <table:table-cell table:formula="of:=([.H70]/[.B70])" office:value-type="float" office:value="0.0000144454988271503" calcext:value-type="float">
            <text:p>00.00001445</text:p>
          </table:table-cell>
          <table:table-cell table:formula="of:=([.E70]/[.H70])" office:value-type="float" office:value="0" calcext:value-type="float">
            <text:p>00.00000000</text:p>
          </table:table-cell>
          <table:table-cell table:formula="of:=([.E70]/([.E70]+[.H70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203" calcext:value-type="float">
            <text:p>33203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D71]/[.B71])" office:value-type="float" office:value="0.000481884167093335" calcext:value-type="float">
            <text:p>00.00048188</text:p>
          </table:table-cell>
          <table:table-cell table:formula="of:=([.E71]/[.B71])" office:value-type="float" office:value="0.0000301177604433334" calcext:value-type="float">
            <text:p>00.00003012</text:p>
          </table:table-cell>
          <table:table-cell table:formula="of:=([.F71]/[.B71])" office:value-type="float" office:value="0.0000903532813300003" calcext:value-type="float">
            <text:p>00.00009035</text:p>
          </table:table-cell>
          <table:table-cell table:formula="of:=([.G71]/[.B71])" office:value-type="float" office:value="0" calcext:value-type="float">
            <text:p>00.00000000</text:p>
          </table:table-cell>
          <table:table-cell table:formula="of:=([.H71]/[.B71])" office:value-type="float" office:value="0" calcext:value-type="float">
            <text:p>00.00000000</text:p>
          </table:table-cell>
          <table:table-cell table:formula="of:=([.E71]/[.H71])" office:value-type="string" office:string-value="" calcext:value-type="error">
            <text:p>#DIV/0!</text:p>
          </table:table-cell>
          <table:table-cell table:formula="of:=([.E71]/([.E71]+[.H71])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64845" calcext:value-type="float">
            <text:p>2064845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D72]/[.B72])" office:value-type="float" office:value="0.00000290578711719282" calcext:value-type="float">
            <text:p>00.00000291</text:p>
          </table:table-cell>
          <table:table-cell table:formula="of:=([.E72]/[.B72])" office:value-type="float" office:value="0" calcext:value-type="float">
            <text:p>00.00000000</text:p>
          </table:table-cell>
          <table:table-cell table:formula="of:=([.F72]/[.B72])" office:value-type="float" office:value="0" calcext:value-type="float">
            <text:p>00.00000000</text:p>
          </table:table-cell>
          <table:table-cell table:formula="of:=([.G72]/[.B72])" office:value-type="float" office:value="0" calcext:value-type="float">
            <text:p>00.00000000</text:p>
          </table:table-cell>
          <table:table-cell table:formula="of:=([.H72]/[.B72])" office:value-type="float" office:value="0" calcext:value-type="float">
            <text:p>00.00000000</text:p>
          </table:table-cell>
          <table:table-cell table:formula="of:=([.E72]/[.H72])" office:value-type="string" office:string-value="" calcext:value-type="error">
            <text:p>#DIV/0!</text:p>
          </table:table-cell>
          <table:table-cell table:formula="of:=([.E72]/([.E72]+[.H7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903122" calcext:value-type="float">
            <text:p>9903122</text:p>
          </table:table-cell>
          <table:table-cell office:value-type="string" calcext:value-type="string">
            <text:p>outsid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3]/[.B73])" office:value-type="float" office:value="0.00000908804314437407" calcext:value-type="float">
            <text:p>00.00000909</text:p>
          </table:table-cell>
          <table:table-cell table:formula="of:=([.E73]/[.B73])" office:value-type="float" office:value="0" calcext:value-type="float">
            <text:p>00.00000000</text:p>
          </table:table-cell>
          <table:table-cell table:formula="of:=([.F73]/[.B73])" office:value-type="float" office:value="0" calcext:value-type="float">
            <text:p>00.00000000</text:p>
          </table:table-cell>
          <table:table-cell table:formula="of:=([.G73]/[.B73])" office:value-type="float" office:value="0" calcext:value-type="float">
            <text:p>00.00000000</text:p>
          </table:table-cell>
          <table:table-cell table:formula="of:=([.H73]/[.B73])" office:value-type="float" office:value="0" calcext:value-type="float">
            <text:p>00.00000000</text:p>
          </table:table-cell>
          <table:table-cell table:formula="of:=([.E73]/[.H73])" office:value-type="string" office:string-value="" calcext:value-type="error">
            <text:p>#DIV/0!</text:p>
          </table:table-cell>
          <table:table-cell table:formula="of:=([.E73]/([.E73]+[.H7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8863514" calcext:value-type="float">
            <text:p>68863514</text:p>
          </table:table-cell>
          <table:table-cell office:value-type="string" calcext:value-type="string">
            <text:p>outsid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D74]/[.B74])" office:value-type="float" office:value="0.000000682509463574572" calcext:value-type="float">
            <text:p>00.00000068</text:p>
          </table:table-cell>
          <table:table-cell table:formula="of:=([.E74]/[.B74])" office:value-type="float" office:value="0.0000000145214779483951" calcext:value-type="float">
            <text:p>00.00000001</text:p>
          </table:table-cell>
          <table:table-cell table:formula="of:=([.F74]/[.B74])" office:value-type="float" office:value="0.0000000145214779483951" calcext:value-type="float">
            <text:p>00.00000001</text:p>
          </table:table-cell>
          <table:table-cell table:formula="of:=([.G74]/[.B74])" office:value-type="float" office:value="0" calcext:value-type="float">
            <text:p>00.00000000</text:p>
          </table:table-cell>
          <table:table-cell table:formula="of:=([.H74]/[.B74])" office:value-type="float" office:value="0.000000450165816400249" calcext:value-type="float">
            <text:p>00.00000045</text:p>
          </table:table-cell>
          <table:table-cell table:formula="of:=([.E74]/[.H74])" office:value-type="float" office:value="0.032258064516129" calcext:value-type="float">
            <text:p>00.03225806</text:p>
          </table:table-cell>
          <table:table-cell table:formula="of:=([.E74]/([.E74]+[.H74]))" office:value-type="float" office:value="0.03125" calcext:value-type="float">
            <text:p>00.0312500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403248" calcext:value-type="float">
            <text:p>1140324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5]/[.B75])" office:value-type="float" office:value="0.0000000876943130588759" calcext:value-type="float">
            <text:p>00.00000009</text:p>
          </table:table-cell>
          <table:table-cell table:formula="of:=([.E75]/[.B75])" office:value-type="float" office:value="0" calcext:value-type="float">
            <text:p>00.00000000</text:p>
          </table:table-cell>
          <table:table-cell table:formula="of:=([.F75]/[.B75])" office:value-type="float" office:value="0" calcext:value-type="float">
            <text:p>00.00000000</text:p>
          </table:table-cell>
          <table:table-cell table:formula="of:=([.G75]/[.B75])" office:value-type="float" office:value="0" calcext:value-type="float">
            <text:p>00.00000000</text:p>
          </table:table-cell>
          <table:table-cell table:formula="of:=([.H75]/[.B75])" office:value-type="float" office:value="0" calcext:value-type="float">
            <text:p>00.00000000</text:p>
          </table:table-cell>
          <table:table-cell table:formula="of:=([.E75]/[.H75])" office:value-type="string" office:string-value="" calcext:value-type="error">
            <text:p>#DIV/0!</text:p>
          </table:table-cell>
          <table:table-cell table:formula="of:=([.E75]/([.E75]+[.H7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004645" calcext:value-type="float">
            <text:p>45004645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6]/[.B76])" office:value-type="float" office:value="0.0000000222199286318112" calcext:value-type="float">
            <text:p>00.00000002</text:p>
          </table:table-cell>
          <table:table-cell table:formula="of:=([.E76]/[.B76])" office:value-type="float" office:value="0" calcext:value-type="float">
            <text:p>00.00000000</text:p>
          </table:table-cell>
          <table:table-cell table:formula="of:=([.F76]/[.B76])" office:value-type="float" office:value="0" calcext:value-type="float">
            <text:p>00.00000000</text:p>
          </table:table-cell>
          <table:table-cell table:formula="of:=([.G76]/[.B76])" office:value-type="float" office:value="0" calcext:value-type="float">
            <text:p>00.00000000</text:p>
          </table:table-cell>
          <table:table-cell table:formula="of:=([.H76]/[.B76])" office:value-type="float" office:value="0" calcext:value-type="float">
            <text:p>00.00000000</text:p>
          </table:table-cell>
          <table:table-cell table:formula="of:=([.E76]/[.H76])" office:value-type="string" office:string-value="" calcext:value-type="error">
            <text:p>#DIV/0!</text:p>
          </table:table-cell>
          <table:table-cell table:formula="of:=([.E76]/([.E76]+[.H7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23127513" calcext:value-type="float">
            <text:p>323127513</text:p>
          </table:table-cell>
          <table:table-cell office:value-type="string" calcext:value-type="string">
            <text:p>outside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D77]/[.B77])" office:value-type="float" office:value="0.000000690130029255664" calcext:value-type="float">
            <text:p>00.00000069</text:p>
          </table:table-cell>
          <table:table-cell table:formula="of:=([.E77]/[.B77])" office:value-type="float" office:value="0.0000000402317954274602" calcext:value-type="float">
            <text:p>00.00000004</text:p>
          </table:table-cell>
          <table:table-cell table:formula="of:=([.F77]/[.B77])" office:value-type="float" office:value="0.00000000618950698884004" calcext:value-type="float">
            <text:p>00.00000001</text:p>
          </table:table-cell>
          <table:table-cell table:formula="of:=([.G77]/[.B77])" office:value-type="float" office:value="0.0000000185685209665201" calcext:value-type="float">
            <text:p>00.00000002</text:p>
          </table:table-cell>
          <table:table-cell table:formula="of:=([.H77]/[.B77])" office:value-type="float" office:value="0.0000000278527814497802" calcext:value-type="float">
            <text:p>00.00000003</text:p>
          </table:table-cell>
          <table:table-cell table:formula="of:=([.E77]/[.H77])" office:value-type="float" office:value="1.44444444444444" calcext:value-type="float">
            <text:p>01.44444444</text:p>
          </table:table-cell>
          <table:table-cell table:formula="of:=([.E77]/([.E77]+[.H77]))" office:value-type="float" office:value="0.590909090909091" calcext:value-type="float">
            <text:p>00.5909090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2701100" calcext:value-type="float">
            <text:p>92701100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D78]/[.B78])" office:value-type="float" office:value="0.000000172597736164943" calcext:value-type="float">
            <text:p>00.00000017</text:p>
          </table:table-cell>
          <table:table-cell table:formula="of:=([.E78]/[.B78])" office:value-type="float" office:value="0" calcext:value-type="float">
            <text:p>00.00000000</text:p>
          </table:table-cell>
          <table:table-cell table:formula="of:=([.F78]/[.B78])" office:value-type="float" office:value="0" calcext:value-type="float">
            <text:p>00.00000000</text:p>
          </table:table-cell>
          <table:table-cell table:formula="of:=([.G78]/[.B78])" office:value-type="float" office:value="0" calcext:value-type="float">
            <text:p>00.00000000</text:p>
          </table:table-cell>
          <table:table-cell table:formula="of:=([.H78]/[.B78])" office:value-type="float" office:value="0.000000172597736164943" calcext:value-type="float">
            <text:p>00.00000017</text:p>
          </table:table-cell>
          <table:table-cell table:formula="of:=([.E78]/[.H78])" office:value-type="float" office:value="0" calcext:value-type="float">
            <text:p>00.00000000</text:p>
          </table:table-cell>
          <table:table-cell table:formula="of:=([.E78]/([.E78]+[.H78])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5908865" calcext:value-type="float">
            <text:p>55908865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9]/[.B79])" office:value-type="float" office:value="0.0000000178862511338765" calcext:value-type="float">
            <text:p>00.00000002</text:p>
          </table:table-cell>
          <table:table-cell table:formula="of:=([.E79]/[.B79])" office:value-type="float" office:value="0" calcext:value-type="float">
            <text:p>00.00000000</text:p>
          </table:table-cell>
          <table:table-cell table:formula="of:=([.F79]/[.B79])" office:value-type="float" office:value="0" calcext:value-type="float">
            <text:p>00.00000000</text:p>
          </table:table-cell>
          <table:table-cell table:formula="of:=([.G79]/[.B79])" office:value-type="float" office:value="0" calcext:value-type="float">
            <text:p>00.00000000</text:p>
          </table:table-cell>
          <table:table-cell table:formula="of:=([.H79]/[.B79])" office:value-type="float" office:value="0" calcext:value-type="float">
            <text:p>00.00000000</text:p>
          </table:table-cell>
          <table:table-cell table:formula="of:=([.E79]/[.H79])" office:value-type="string" office:string-value="" calcext:value-type="error">
            <text:p>#DIV/0!</text:p>
          </table:table-cell>
          <table:table-cell table:formula="of:=([.E79]/([.E79]+[.H79])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5T21:21:58.233738018</dc:date>
    <meta:editing-duration>PT14H2M20S</meta:editing-duration>
    <meta:editing-cycles>9</meta:editing-cycles>
    <meta:generator>LibreOffice/6.4.1.2$MacOSX_X86_64 LibreOffice_project/4d224e95b98b138af42a64d84056446d09082932</meta:generator>
    <meta:document-statistic meta:table-count="1" meta:cell-count="1018" meta:object-count="0"/>
  </office:meta>
</office:document-meta>
</file>